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wiss" style:font-pitch="variable"/>
    <style:font-face style:name="Bookman, 'Bookman Old Style'" svg:font-family="Bookman, 'Bookman Old Style'" style:font-family-generic="roman" style:font-pitch="variable"/>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7">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15">
      <text:list-level-style-number text:level="1" style:num-suffix="." style:num-format="1" text:start-value="7">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style:style style:name="P1" style:parent-style-name="Standard" style:master-page-name="MP0" style:family="paragraph">
      <style:paragraph-properties fo:break-before="page" fo:border="0.0034in solid #000000" fo:padding="0.0138in" style:shadow="none" fo:text-align="center"/>
      <style:text-properties style:font-name-asian="Arial" fo:font-weight="bold" style:font-weight-asian="bold" style:font-weight-complex="bold" fo:font-size="24pt" style:font-size-asian="24pt"/>
    </style:style>
    <style:style style:name="P3" style:parent-style-name="Standard" style:family="paragraph">
      <style:paragraph-properties fo:border="0.0034in solid #000000" fo:padding="0.0138in" style:shadow="none" fo:text-align="center"/>
    </style:style>
    <style:style style:name="T4" style:parent-style-name="Fuentedepárrafopredeter." style:family="text">
      <style:text-properties style:font-name-asian="Arial" fo:font-weight="bold" style:font-weight-asian="bold" style:font-weight-complex="bold" fo:font-size="24pt" style:font-size-asian="24pt"/>
    </style:style>
    <style:style style:name="P5" style:parent-style-name="introtema" style:family="paragraph">
      <style:paragraph-properties fo:text-align="center" fo:text-indent="0.0152in"/>
      <style:text-properties fo:font-weight="bold" style:font-weight-asian="bold" style:font-weight-complex="bold" fo:font-size="12pt" style:font-size-asian="12pt" style:font-size-complex="12pt"/>
    </style:style>
    <style:style style:name="P6" style:parent-style-name="Predeterminado" style:family="paragraph">
      <style:text-properties style:text-underline-type="single" style:text-underline-style="solid" style:text-underline-width="auto" style:text-underline-mode="continuous"/>
    </style:style>
    <style:style style:name="P7" style:parent-style-name="Predeterminado" style:list-style-name="WWNum1" style:family="paragraph">
      <style:text-properties fo:font-weight="bold" style:font-weight-asian="bold" style:font-weight-complex="bold" style:text-underline-type="single" style:text-underline-style="solid" style:text-underline-width="auto" style:text-underline-mode="continuous"/>
    </style:style>
    <style:style style:name="P8" style:parent-style-name="Predeterminado" style:family="paragraph">
      <style:text-properties fo:font-weight="bold" style:font-weight-asian="bold" style:font-weight-complex="bold" style:text-underline-type="single" style:text-underline-style="solid" style:text-underline-width="auto" style:text-underline-mode="continuous"/>
    </style:style>
    <style:style style:name="T9" style:parent-style-name="Fuentedepárrafopredeter." style:family="text">
      <style:text-properties fo:font-weight="bold" style:font-weight-asian="bold" style:font-weight-complex="bold"/>
    </style:style>
    <style:style style:name="P10" style:parent-style-name="Predeterminado" style:list-style-name="WWNum2" style:family="paragraph"/>
    <style:style style:name="P11" style:parent-style-name="Predeterminado" style:family="paragraph">
      <style:paragraph-properties fo:margin-left="0.5in">
        <style:tab-stops>
          <style:tab-stop style:type="left" style:position="-0.0076in"/>
        </style:tab-stops>
      </style:paragraph-properties>
    </style:style>
    <style:style style:name="P12" style:parent-style-name="Predeterminado" style:family="paragraph">
      <style:paragraph-properties fo:margin-left="0.5in">
        <style:tab-stops>
          <style:tab-stop style:type="left" style:position="-0.0076in"/>
        </style:tab-stops>
      </style:paragraph-properties>
    </style:style>
    <style:style style:name="P13" style:parent-style-name="Predeterminado" style:family="paragraph">
      <style:paragraph-properties fo:margin-left="0.5in">
        <style:tab-stops>
          <style:tab-stop style:type="left" style:position="-0.0076in"/>
        </style:tab-stops>
      </style:paragraph-properties>
    </style:style>
    <style:style style:name="P14" style:parent-style-name="Predeterminado" style:family="paragraph">
      <style:paragraph-properties fo:margin-left="0.5in">
        <style:tab-stops>
          <style:tab-stop style:type="left" style:position="-0.0076in"/>
        </style:tab-stops>
      </style:paragraph-properties>
    </style:style>
    <style:style style:name="P15" style:parent-style-name="Predeterminado" style:family="paragraph">
      <style:paragraph-properties fo:margin-left="0.5in">
        <style:tab-stops>
          <style:tab-stop style:type="left" style:position="-0.0076in"/>
        </style:tab-stops>
      </style:paragraph-properties>
    </style:style>
    <style:style style:name="P16" style:parent-style-name="Predeterminado" style:family="paragraph">
      <style:paragraph-properties fo:margin-left="0.5in">
        <style:tab-stops>
          <style:tab-stop style:type="left" style:position="-0.0076in"/>
        </style:tab-stops>
      </style:paragraph-properties>
    </style:style>
    <style:style style:name="P17" style:parent-style-name="Predeterminado" style:list-style-name="WWNum2" style:family="paragraph"/>
    <style:style style:name="TableColumn19" style:family="table-column">
      <style:table-column-properties style:column-width="2.2972in" style:use-optimal-column-width="false"/>
    </style:style>
    <style:style style:name="TableColumn20" style:family="table-column">
      <style:table-column-properties style:column-width="2.2965in" style:use-optimal-column-width="false"/>
    </style:style>
    <style:style style:name="TableColumn21" style:family="table-column">
      <style:table-column-properties style:column-width="2.2965in" style:use-optimal-column-width="false"/>
    </style:style>
    <style:style style:name="Table18" style:family="table">
      <style:table-properties style:width="6.8902in" fo:margin-left="0in" table:align="left"/>
    </style:style>
    <style:style style:name="TableRow22" style:family="table-row">
      <style:table-row-properties style:use-optimal-row-height="false"/>
    </style:style>
    <style:style style:name="TableCell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 style:parent-style-name="TableContents" style:family="paragraph">
      <style:text-properties style:font-name="Times New Roman" style:font-name-asian="Times New Roman" style:font-name-complex="Times New Roman"/>
    </style:style>
    <style:style style:name="TableCell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text-properties style:font-name="Times New Roman" style:font-name-asian="Times New Roman" style:font-name-complex="Times New Roman"/>
    </style:style>
    <style:style style:name="TableCell27" style:family="table-cell">
      <style:table-cell-properties fo:border="0.0034in solid #000000" style:writing-mode="lr-tb" fo:padding-top="0.0381in" fo:padding-left="0.0381in" fo:padding-bottom="0.0381in" fo:padding-right="0.0381in"/>
    </style:style>
    <style:style style:name="P28" style:parent-style-name="TableContents" style:family="paragraph">
      <style:text-properties style:font-name="Times New Roman" style:font-name-asian="Times New Roman" style:font-name-complex="Times New Roman"/>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 style:parent-style-name="TableContents" style:family="paragraph">
      <style:text-properties style:font-name="Times New Roman" style:font-name-asian="Times New Roman" style:font-name-complex="Times New Roma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 style:parent-style-name="TableContents" style:family="paragraph">
      <style:text-properties style:font-name="Times New Roman" style:font-name-asian="Times New Roman" style:font-name-complex="Times New Roma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 style:parent-style-name="TableContents" style:family="paragraph">
      <style:text-properties style:font-name="Times New Roman" style:font-name-asian="Times New Roman" style:font-name-complex="Times New Roma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text-properties style:font-name="Times New Roman" style:font-name-asian="Times New Roman" style:font-name-complex="Times New Roma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text-properties style:font-name="Times New Roman" style:font-name-asian="Times New Roman" style:font-name-complex="Times New Roma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 style:parent-style-name="TableContents" style:family="paragraph">
      <style:text-properties style:font-name="Times New Roman" style:font-name-asian="Times New Roman" style:font-name-complex="Times New Roma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text-properties style:font-name="Times New Roman" style:font-name-asian="Times New Roman" style:font-name-complex="Times New Roma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text-properties style:font-name="Times New Roman" style:font-name-asian="Times New Roman" style:font-name-complex="Times New Roma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 style:family="table-row">
      <style:table-row-properties style:min-row-height="0.0173in"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style:font-name="Times New Roman" style:font-name-asian="Times New Roman" style:font-name-complex="Times New Roman"/>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text-properties style:font-name="Times New Roman" style:font-name-asian="Times New Roman" style:font-name-complex="Times New Roman"/>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text-properties style:font-name="Times New Roman" style:font-name-asian="Times New Roman" style:font-name-complex="Times New Roman"/>
    </style:style>
    <style:style style:name="P64" style:parent-style-name="Predeterminado" style:list-style-name="WWNum2" style:family="paragraph"/>
    <style:style style:name="P65" style:parent-style-name="Predeterminado" style:list-style-name="WWNum2" style:family="paragraph"/>
    <style:style style:name="TableColumn67" style:family="table-column">
      <style:table-column-properties style:column-width="1.7222in" style:use-optimal-column-width="false"/>
    </style:style>
    <style:style style:name="TableColumn68" style:family="table-column">
      <style:table-column-properties style:column-width="1.7222in" style:use-optimal-column-width="false"/>
    </style:style>
    <style:style style:name="TableColumn69" style:family="table-column">
      <style:table-column-properties style:column-width="1.7229in" style:use-optimal-column-width="false"/>
    </style:style>
    <style:style style:name="TableColumn70" style:family="table-column">
      <style:table-column-properties style:column-width="1.7229in" style:use-optimal-column-width="false"/>
    </style:style>
    <style:style style:name="Table66" style:family="table">
      <style:table-properties style:width="6.8902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text-properties style:font-name="Times New Roman" style:font-name-asian="Times New Roman" style:font-name-complex="Times New Roman"/>
    </style:style>
    <style:style style:name="TableCell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text-properties style:font-name="Times New Roman" style:font-name-asian="Times New Roman" style:font-name-complex="Times New Roman"/>
    </style:style>
    <style:style style:name="TableCell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text-properties style:font-name="Times New Roman" style:font-name-asian="Times New Roman" style:font-name-complex="Times New Roman"/>
    </style:style>
    <style:style style:name="TableCell78" style:family="table-cell">
      <style:table-cell-properties fo:border="0.0034in solid #000000" style:writing-mode="lr-tb" fo:padding-top="0.0381in" fo:padding-left="0.0381in" fo:padding-bottom="0.0381in" fo:padding-right="0.0381in"/>
    </style:style>
    <style:style style:name="P79" style:parent-style-name="TableContents" style:family="paragraph">
      <style:text-properties style:font-name="Times New Roman" style:font-name-asian="Times New Roman" style:font-name-complex="Times New Roma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TableContents" style:family="paragraph">
      <style:text-properties style:font-name="Times New Roman" style:font-name-asian="Times New Roman" style:font-name-complex="Times New Roman"/>
    </style:style>
    <style:style style:name="TableColumn87" style:family="table-column">
      <style:table-column-properties style:column-width="1.7222in" style:use-optimal-column-width="false"/>
    </style:style>
    <style:style style:name="TableColumn88" style:family="table-column">
      <style:table-column-properties style:column-width="1.7222in" style:use-optimal-column-width="false"/>
    </style:style>
    <style:style style:name="TableColumn89" style:family="table-column">
      <style:table-column-properties style:column-width="1.7229in" style:use-optimal-column-width="false"/>
    </style:style>
    <style:style style:name="TableColumn90" style:family="table-column">
      <style:table-column-properties style:column-width="1.7229in" style:use-optimal-column-width="false"/>
    </style:style>
    <style:style style:name="Table86" style:family="table">
      <style:table-properties style:width="6.8902in" fo:margin-left="0in" table:align="left"/>
    </style:style>
    <style:style style:name="TableRow91" style:family="table-row">
      <style:table-row-properties style:use-optimal-row-height="false"/>
    </style:style>
    <style:style style:name="TableCell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text-properties style:font-name="Times New Roman" style:font-name-asian="Times New Roman" style:font-name-complex="Times New Roman"/>
    </style:style>
    <style:style style:name="TableCell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style:font-name="Times New Roman" style:font-name-asian="Times New Roman" style:font-name-complex="Times New Roman"/>
    </style:style>
    <style:style style:name="TableCell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text-properties style:font-name="Times New Roman" style:font-name-asian="Times New Roman" style:font-name-complex="Times New Roman"/>
    </style:style>
    <style:style style:name="TableCell98" style:family="table-cell">
      <style:table-cell-properties fo:border="0.0034in solid #000000" style:writing-mode="lr-tb" fo:padding-top="0.0381in" fo:padding-left="0.0381in" fo:padding-bottom="0.0381in" fo:padding-right="0.0381in"/>
    </style:style>
    <style:style style:name="P99" style:parent-style-name="TableContents" style:family="paragraph">
      <style:text-properties style:font-name="Times New Roman" style:font-name-asian="Times New Roman" style:font-name-complex="Times New Roma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 style:parent-style-name="TableContents" style:family="paragraph">
      <style:text-properties style:font-name="Times New Roman" style:font-name-asian="Times New Roman" style:font-name-complex="Times New Roman"/>
    </style:style>
    <style:style style:name="P106" style:parent-style-name="Standard" style:family="paragraph">
      <style:paragraph-properties fo:break-before="page"/>
    </style:style>
    <style:style style:name="P107" style:parent-style-name="Predeterminado" style:list-style-name="WWNum1" style:family="paragraph">
      <style:text-properties fo:font-weight="bold" style:font-weight-asian="bold" style:font-weight-complex="bold" style:text-underline-type="single" style:text-underline-style="solid" style:text-underline-width="auto" style:text-underline-mode="continuous"/>
    </style:style>
    <style:style style:name="T108" style:parent-style-name="Fuentedepárrafopredeter." style:family="text">
      <style:text-properties fo:font-weight="bold" style:font-weight-asian="bold" style:font-weight-complex="bold"/>
    </style:style>
    <style:style style:name="P109" style:parent-style-name="Predeterminado" style:family="paragraph">
      <style:paragraph-properties fo:margin-left="0.5in">
        <style:tab-stops>
          <style:tab-stop style:type="left" style:position="-0.0076in"/>
        </style:tab-stops>
      </style:paragraph-properties>
    </style:style>
    <style:style style:name="P110" style:parent-style-name="Predeterminado" style:family="paragraph">
      <style:paragraph-properties fo:margin-left="0.5in">
        <style:tab-stops>
          <style:tab-stop style:type="left" style:position="-0.0076in"/>
        </style:tab-stops>
      </style:paragraph-properties>
    </style:style>
    <style:style style:name="P111" style:parent-style-name="Predeterminado" style:family="paragraph">
      <style:paragraph-properties fo:margin-left="0.5in">
        <style:tab-stops>
          <style:tab-stop style:type="left" style:position="-0.0076in"/>
        </style:tab-stops>
      </style:paragraph-properties>
    </style:style>
    <style:style style:name="P112" style:parent-style-name="Predeterminado" style:family="paragraph">
      <style:paragraph-properties fo:margin-left="0.5in">
        <style:tab-stops>
          <style:tab-stop style:type="left" style:position="-0.0076in"/>
        </style:tab-stops>
      </style:paragraph-properties>
    </style:style>
    <style:style style:name="P113" style:parent-style-name="Predeterminado" style:family="paragraph">
      <style:paragraph-properties fo:margin-left="0.5in">
        <style:tab-stops>
          <style:tab-stop style:type="left" style:position="-0.0076in"/>
        </style:tab-stops>
      </style:paragraph-properties>
    </style:style>
    <style:style style:name="P114" style:parent-style-name="Predeterminado" style:list-style-name="WWNum2" style:family="paragraph"/>
    <style:style style:name="P115" style:parent-style-name="Predeterminado" style:family="paragraph">
      <style:paragraph-properties fo:margin-left="0.5in">
        <style:tab-stops>
          <style:tab-stop style:type="left" style:position="-0.0076in"/>
        </style:tab-stops>
      </style:paragraph-properties>
    </style:style>
    <style:style style:name="P116" style:parent-style-name="Predeterminado" style:family="paragraph">
      <style:paragraph-properties fo:margin-left="0.5in">
        <style:tab-stops>
          <style:tab-stop style:type="left" style:position="-0.0076in"/>
        </style:tab-stops>
      </style:paragraph-properties>
    </style:style>
    <style:style style:name="P117" style:parent-style-name="Predeterminado" style:family="paragraph">
      <style:paragraph-properties fo:margin-left="0.5in">
        <style:tab-stops>
          <style:tab-stop style:type="left" style:position="-0.0076in"/>
        </style:tab-stops>
      </style:paragraph-properties>
    </style:style>
    <style:style style:name="P118" style:parent-style-name="Predeterminado" style:family="paragraph">
      <style:paragraph-properties fo:margin-left="0.5in">
        <style:tab-stops>
          <style:tab-stop style:type="left" style:position="-0.0076in"/>
        </style:tab-stops>
      </style:paragraph-properties>
    </style:style>
    <style:style style:name="P119" style:parent-style-name="Predeterminado" style:family="paragraph">
      <style:paragraph-properties fo:margin-left="0.5in">
        <style:tab-stops>
          <style:tab-stop style:type="left" style:position="-0.0076in"/>
        </style:tab-stops>
      </style:paragraph-properties>
    </style:style>
    <style:style style:name="P120" style:parent-style-name="Predeterminado" style:family="paragraph">
      <style:paragraph-properties fo:margin-left="0.5in">
        <style:tab-stops>
          <style:tab-stop style:type="left" style:position="-0.0076in"/>
        </style:tab-stops>
      </style:paragraph-properties>
    </style:style>
    <style:style style:name="P121" style:parent-style-name="Predeterminado" style:family="paragraph">
      <style:paragraph-properties fo:margin-left="0.5in">
        <style:tab-stops>
          <style:tab-stop style:type="left" style:position="-0.0076in"/>
        </style:tab-stops>
      </style:paragraph-properties>
    </style:style>
    <style:style style:name="P122" style:parent-style-name="Predeterminado" style:family="paragraph">
      <style:paragraph-properties fo:margin-left="0.5in">
        <style:tab-stops>
          <style:tab-stop style:type="left" style:position="-0.0076in"/>
        </style:tab-stops>
      </style:paragraph-properties>
    </style:style>
    <style:style style:name="P123" style:parent-style-name="Predeterminado" style:family="paragraph">
      <style:paragraph-properties fo:margin-left="0.5in">
        <style:tab-stops>
          <style:tab-stop style:type="left" style:position="-0.0076in"/>
        </style:tab-stops>
      </style:paragraph-properties>
    </style:style>
    <style:style style:name="TableColumn125" style:family="table-column">
      <style:table-column-properties style:column-width="2.2965in" style:use-optimal-column-width="false"/>
    </style:style>
    <style:style style:name="TableColumn126" style:family="table-column">
      <style:table-column-properties style:column-width="4.5937in" style:use-optimal-column-width="false"/>
    </style:style>
    <style:style style:name="Table124" style:family="table">
      <style:table-properties style:width="6.8902in" fo:margin-left="0in" table:align="left"/>
    </style:style>
    <style:style style:name="TableRow127" style:family="table-row">
      <style:table-row-properties style:use-optimal-row-height="false"/>
    </style:style>
    <style:style style:name="TableCell1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text-properties style:font-name="Times New Roman" style:font-name-asian="Times New Roman" style:font-name-complex="Times New Roman"/>
    </style:style>
    <style:style style:name="TableCell130" style:family="table-cell">
      <style:table-cell-properties fo:border="0.0034in solid #000000" style:writing-mode="lr-tb" fo:padding-top="0.0381in" fo:padding-left="0.0381in" fo:padding-bottom="0.0381in" fo:padding-right="0.0381in"/>
    </style:style>
    <style:style style:name="P131" style:parent-style-name="TableContents" style:family="paragraph">
      <style:text-properties style:font-name="Times New Roman" style:font-name-asian="Times New Roman" style:font-name-complex="Times New Roman"/>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4" style:parent-style-name="Fuentedepárrafopredeter." style:family="text">
      <style:text-properties fo:font-weight="bold" style:font-weight-asian="bold" style:font-weight-complex="bold"/>
    </style:style>
    <style:style style:name="T135" style:parent-style-name="Fuentedepárrafopredeter." style:family="text">
      <style:text-properties fo:font-weight="bold" style:font-weight-asian="bold" style:font-weight-complex="bold"/>
    </style:style>
    <style:style style:name="T136" style:parent-style-name="Fuentedepárrafopredeter." style:family="text">
      <style:text-properties fo:font-weight="bold" style:font-weight-asian="bold" style:font-weight-complex="bold"/>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8" style:parent-style-name="Fuentedepárrafopredeter." style:family="text">
      <style:text-properties fo:font-weight="bold" style:font-weight-asian="bold" style:font-weight-complex="bold"/>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1" style:parent-style-name="Fuentedepárrafopredeter." style:family="text">
      <style:text-properties fo:font-weight="bold" style:font-weight-asian="bold" style:font-weight-complex="bold"/>
    </style:style>
    <style:style style:name="T142" style:parent-style-name="Fuentedepárrafopredeter." style:family="text">
      <style:text-properties fo:font-weight="bold" style:font-weight-asian="bold" style:font-weight-complex="bold"/>
    </style:style>
    <style:style style:name="T143" style:parent-style-name="Fuentedepárrafopredeter." style:family="text">
      <style:text-properties fo:font-weight="bold" style:font-weight-asian="bold" style:font-weight-complex="bold"/>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5" style:parent-style-name="Fuentedepárrafopredeter." style:family="text">
      <style:text-properties fo:font-weight="bold" style:font-weight-asian="bold" style:font-weight-complex="bold"/>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8" style:parent-style-name="Fuentedepárrafopredeter." style:family="text">
      <style:text-properties fo:font-weight="bold" style:font-weight-asian="bold" style:font-weight-complex="bold"/>
    </style:style>
    <style:style style:name="T149" style:parent-style-name="Fuentedepárrafopredeter." style:family="text">
      <style:text-properties fo:font-weight="bold" style:font-weight-asian="bold" style:font-weight-complex="bold"/>
    </style:style>
    <style:style style:name="T150" style:parent-style-name="Fuentedepárrafopredeter." style:family="text">
      <style:text-properties fo:font-weight="bold" style:font-weight-asian="bold" style:font-weight-complex="bold"/>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2" style:parent-style-name="Fuentedepárrafopredeter." style:family="text">
      <style:text-properties fo:font-weight="bold" style:font-weight-asian="bold" style:font-weight-complex="bold"/>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text-properties style:font-name="Times New Roman" style:font-name-asian="Times New Roman" style:font-name-complex="Times New Roman"/>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text-properties style:font-name="Times New Roman" style:font-name-asian="Times New Roman" style:font-name-complex="Times New Roman"/>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text-properties style:font-name="Times New Roman" style:font-name-asian="Times New Roman" style:font-name-complex="Times New Roman"/>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 style:parent-style-name="TableContents" style:family="paragraph">
      <style:text-properties style:font-name="Times New Roman" style:font-name-asian="Times New Roman" style:font-name-complex="Times New Roma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text-properties style:font-name="Times New Roman" style:font-name-asian="Times New Roman" style:font-name-complex="Times New Roma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 style:parent-style-name="TableContents" style:family="paragraph">
      <style:text-properties style:font-name="Times New Roman" style:font-name-asian="Times New Roman" style:font-name-complex="Times New Roma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text-properties style:font-name="Times New Roman" style:font-name-asian="Times New Roman" style:font-name-complex="Times New Roman"/>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text-properties style:font-name="Times New Roman" style:font-name-asian="Times New Roman" style:font-name-complex="Times New Roman"/>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text-properties style:font-name="Times New Roman" style:font-name-asian="Times New Roman" style:font-name-complex="Times New Roman"/>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text-properties style:font-name="Times New Roman" style:font-name-asian="Times New Roman" style:font-name-complex="Times New Roman"/>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text-properties style:font-name="Times New Roman" style:font-name-asian="Times New Roman" style:font-name-complex="Times New Roman"/>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text-properties style:font-name="Times New Roman" style:font-name-asian="Times New Roman" style:font-name-complex="Times New Roman"/>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text-properties style:font-name="Times New Roman" style:font-name-asian="Times New Roman" style:font-name-complex="Times New Roman"/>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text-properties style:font-name="Times New Roman" style:font-name-asian="Times New Roman" style:font-name-complex="Times New Roman"/>
    </style:style>
    <style:style style:name="P188" style:parent-style-name="Predeterminado" style:family="paragraph">
      <style:paragraph-properties fo:margin-left="0.5in">
        <style:tab-stops>
          <style:tab-stop style:type="left" style:position="-0.0076in"/>
        </style:tab-stops>
      </style:paragraph-properties>
    </style:style>
    <style:style style:name="P189" style:parent-style-name="Predeterminado" style:family="paragraph">
      <style:paragraph-properties fo:margin-left="0.25in">
        <style:tab-stops>
          <style:tab-stop style:type="left" style:position="0.2423in"/>
        </style:tab-stops>
      </style:paragraph-properties>
    </style:style>
    <style:style style:name="P190" style:parent-style-name="Predeterminado" style:family="paragraph">
      <style:paragraph-properties fo:margin-left="0.5in">
        <style:tab-stops>
          <style:tab-stop style:type="left" style:position="-0.0076in"/>
        </style:tab-stops>
      </style:paragraph-properties>
    </style:style>
    <style:style style:name="P191" style:parent-style-name="Predeterminado" style:list-style-name="WWNum3" style:family="paragraph"/>
    <style:style style:name="P192" style:parent-style-name="Predeterminado" style:family="paragraph">
      <style:paragraph-properties fo:margin-left="0.5in">
        <style:tab-stops>
          <style:tab-stop style:type="left" style:position="-0.0076in"/>
        </style:tab-stops>
      </style:paragraph-properties>
    </style:style>
    <style:style style:name="P193" style:parent-style-name="Predeterminado" style:family="paragraph">
      <style:paragraph-properties fo:margin-left="0.5in">
        <style:tab-stops>
          <style:tab-stop style:type="left" style:position="-0.0076in"/>
        </style:tab-stops>
      </style:paragraph-properties>
    </style:style>
    <style:style style:name="P194" style:parent-style-name="Predeterminado" style:family="paragraph">
      <style:paragraph-properties fo:margin-left="0.5in">
        <style:tab-stops>
          <style:tab-stop style:type="left" style:position="-0.0076in"/>
        </style:tab-stops>
      </style:paragraph-properties>
    </style:style>
    <style:style style:name="P195" style:parent-style-name="Predeterminado" style:family="paragraph">
      <style:paragraph-properties fo:margin-left="0.5in">
        <style:tab-stops>
          <style:tab-stop style:type="left" style:position="-0.0076in"/>
        </style:tab-stops>
      </style:paragraph-properties>
    </style:style>
    <style:style style:name="P196" style:parent-style-name="Predeterminado" style:family="paragraph">
      <style:paragraph-properties fo:margin-left="0.5in">
        <style:tab-stops>
          <style:tab-stop style:type="left" style:position="-0.0076in"/>
        </style:tab-stops>
      </style:paragraph-properties>
    </style:style>
    <style:style style:name="P197" style:parent-style-name="Predeterminado" style:family="paragraph">
      <style:paragraph-properties fo:margin-left="0.5in">
        <style:tab-stops>
          <style:tab-stop style:type="left" style:position="-0.0076in"/>
        </style:tab-stops>
      </style:paragraph-properties>
    </style:style>
    <style:style style:name="P198" style:parent-style-name="Predeterminado" style:family="paragraph">
      <style:paragraph-properties fo:margin-left="0.5in">
        <style:tab-stops>
          <style:tab-stop style:type="left" style:position="-0.0076in"/>
        </style:tab-stops>
      </style:paragraph-properties>
    </style:style>
    <style:style style:name="P199" style:parent-style-name="Predeterminado" style:family="paragraph">
      <style:paragraph-properties fo:margin-left="0.5in">
        <style:tab-stops>
          <style:tab-stop style:type="left" style:position="-0.0076in"/>
        </style:tab-stops>
      </style:paragraph-properties>
    </style:style>
    <style:style style:name="P200" style:parent-style-name="Predeterminado" style:family="paragraph">
      <style:paragraph-properties fo:margin-left="0.5in">
        <style:tab-stops>
          <style:tab-stop style:type="left" style:position="-0.0076in"/>
        </style:tab-stops>
      </style:paragraph-properties>
    </style:style>
    <style:style style:name="P201" style:parent-style-name="Predeterminado" style:family="paragraph">
      <style:paragraph-properties fo:margin-left="0.5in">
        <style:tab-stops>
          <style:tab-stop style:type="left" style:position="-0.0076in"/>
        </style:tab-stops>
      </style:paragraph-properties>
    </style:style>
    <style:style style:name="P202" style:parent-style-name="Predeterminado" style:family="paragraph">
      <style:paragraph-properties fo:margin-left="0.5in">
        <style:tab-stops>
          <style:tab-stop style:type="left" style:position="-0.0076in"/>
        </style:tab-stops>
      </style:paragraph-properties>
    </style:style>
    <style:style style:name="P203" style:parent-style-name="Predeterminado" style:family="paragraph">
      <style:paragraph-properties fo:margin-left="0.5in">
        <style:tab-stops>
          <style:tab-stop style:type="left" style:position="-0.0076in"/>
        </style:tab-stops>
      </style:paragraph-properties>
    </style:style>
    <style:style style:name="P204" style:parent-style-name="Predeterminado" style:family="paragraph">
      <style:paragraph-properties fo:margin-left="0.5in">
        <style:tab-stops>
          <style:tab-stop style:type="left" style:position="-0.0076in"/>
        </style:tab-stops>
      </style:paragraph-properties>
    </style:style>
    <style:style style:name="P205" style:parent-style-name="Predeterminado" style:family="paragraph">
      <style:paragraph-properties fo:margin-left="0.5in">
        <style:tab-stops>
          <style:tab-stop style:type="left" style:position="-0.0076in"/>
        </style:tab-stops>
      </style:paragraph-properties>
    </style:style>
    <style:style style:name="P206" style:parent-style-name="Predeterminado" style:family="paragraph">
      <style:paragraph-properties fo:margin-left="0.5in">
        <style:tab-stops>
          <style:tab-stop style:type="left" style:position="-0.0076in"/>
        </style:tab-stops>
      </style:paragraph-properties>
    </style:style>
    <style:style style:name="P207" style:parent-style-name="Predeterminado" style:family="paragraph">
      <style:paragraph-properties fo:margin-left="0.5in">
        <style:tab-stops>
          <style:tab-stop style:type="left" style:position="-0.0076in"/>
        </style:tab-stops>
      </style:paragraph-properties>
    </style:style>
    <style:style style:name="P208" style:parent-style-name="Predeterminado" style:family="paragraph">
      <style:paragraph-properties fo:margin-left="0.5in">
        <style:tab-stops>
          <style:tab-stop style:type="left" style:position="-0.0076in"/>
        </style:tab-stops>
      </style:paragraph-properties>
    </style:style>
    <style:style style:name="P209" style:parent-style-name="Predeterminado" style:family="paragraph">
      <style:paragraph-properties fo:margin-left="0.5in">
        <style:tab-stops>
          <style:tab-stop style:type="left" style:position="-0.0076in"/>
        </style:tab-stops>
      </style:paragraph-properties>
    </style:style>
    <style:style style:name="P210" style:parent-style-name="Predeterminado" style:family="paragraph">
      <style:paragraph-properties fo:margin-left="0.5in">
        <style:tab-stops>
          <style:tab-stop style:type="left" style:position="-0.0076in"/>
        </style:tab-stops>
      </style:paragraph-properties>
    </style:style>
    <style:style style:name="P211" style:parent-style-name="Predeterminado" style:family="paragraph">
      <style:paragraph-properties fo:margin-left="0.5in">
        <style:tab-stops>
          <style:tab-stop style:type="left" style:position="-0.0076in"/>
        </style:tab-stops>
      </style:paragraph-properties>
    </style:style>
    <style:style style:name="P212" style:parent-style-name="Predeterminado" style:family="paragraph">
      <style:paragraph-properties fo:margin-left="0.5in">
        <style:tab-stops>
          <style:tab-stop style:type="left" style:position="-0.0076in"/>
        </style:tab-stops>
      </style:paragraph-properties>
    </style:style>
    <style:style style:name="P213" style:parent-style-name="Predeterminado" style:family="paragraph">
      <style:paragraph-properties fo:margin-left="0.5in">
        <style:tab-stops>
          <style:tab-stop style:type="left" style:position="-0.0076in"/>
        </style:tab-stops>
      </style:paragraph-properties>
    </style:style>
    <style:style style:name="P214" style:parent-style-name="Predeterminado" style:family="paragraph">
      <style:paragraph-properties fo:margin-left="0.5in">
        <style:tab-stops>
          <style:tab-stop style:type="left" style:position="-0.0076in"/>
        </style:tab-stops>
      </style:paragraph-properties>
    </style:style>
    <style:style style:name="TableColumn216" style:family="table-column">
      <style:table-column-properties style:column-width="1.2812in" style:use-optimal-column-width="false"/>
    </style:style>
    <style:style style:name="TableColumn217" style:family="table-column">
      <style:table-column-properties style:column-width="4.0729in" style:use-optimal-column-width="false"/>
    </style:style>
    <style:style style:name="TableColumn218" style:family="table-column">
      <style:table-column-properties style:column-width="1.5312in" style:use-optimal-column-width="false"/>
    </style:style>
    <style:style style:name="Table215" style:family="table">
      <style:table-properties style:width="6.8854in" fo:margin-left="0in" table:align="left"/>
    </style:style>
    <style:style style:name="TableRow219" style:family="table-row">
      <style:table-row-properties style:use-optimal-row-height="false"/>
    </style:style>
    <style:style style:name="TableCell2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style:font-name="Times New Roman" style:font-name-asian="Times New Roman" style:font-name-complex="Times New Roman"/>
    </style:style>
    <style:style style:name="TableCell2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text-properties style:font-name="Times New Roman" style:font-name-asian="Times New Roman" style:font-name-complex="Times New Roman"/>
    </style:style>
    <style:style style:name="TableCell224" style:family="table-cell">
      <style:table-cell-properties fo:border="0.0034in solid #000000" style:writing-mode="lr-tb" fo:padding-top="0.0381in" fo:padding-left="0.0381in" fo:padding-bottom="0.0381in" fo:padding-right="0.0381in"/>
    </style:style>
    <style:style style:name="P225" style:parent-style-name="TableContents" style:family="paragraph">
      <style:text-properties style:font-name="Times New Roman" style:font-name-asian="Times New Roman" style:font-name-complex="Times New Roman"/>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text-properties style:font-name="Times New Roman" style:font-name-asian="Times New Roman" style:font-name-complex="Times New Roman"/>
    </style:style>
    <style:style style:name="P230" style:parent-style-name="TableContents" style:family="paragraph">
      <style:text-properties style:font-name="Times New Roman" style:font-name-asian="Times New Roman" style:font-name-complex="Times New Roman"/>
    </style:style>
    <style:style style:name="P231" style:parent-style-name="TableContents" style:family="paragraph">
      <style:text-properties style:font-name="Times New Roman" style:font-name-asian="Times New Roman" style:font-name-complex="Times New Roman"/>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 style:parent-style-name="Predeterminado" style:family="paragraph">
      <style:paragraph-properties fo:break-before="page"/>
    </style:style>
    <style:style style:name="TableColumn235" style:family="table-column">
      <style:table-column-properties style:column-width="1.2812in" style:use-optimal-column-width="false"/>
    </style:style>
    <style:style style:name="TableColumn236" style:family="table-column">
      <style:table-column-properties style:column-width="4.0729in" style:use-optimal-column-width="false"/>
    </style:style>
    <style:style style:name="TableColumn237" style:family="table-column">
      <style:table-column-properties style:column-width="1.5312in" style:use-optimal-column-width="false"/>
    </style:style>
    <style:style style:name="Table234" style:family="table">
      <style:table-properties style:width="6.8854in" fo:margin-left="0in" table:align="left"/>
    </style:style>
    <style:style style:name="TableRow238" style:family="table-row">
      <style:table-row-properties style:use-optimal-row-height="false"/>
    </style:style>
    <style:style style:name="TableCell2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text-properties style:font-name="Times New Roman" style:font-name-asian="Times New Roman" style:font-name-complex="Times New Roman"/>
    </style:style>
    <style:style style:name="TableCell2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style:font-name="Times New Roman" style:font-name-asian="Times New Roman" style:font-name-complex="Times New Roman"/>
    </style:style>
    <style:style style:name="TableCell243" style:family="table-cell">
      <style:table-cell-properties fo:border="0.0034in solid #000000" style:writing-mode="lr-tb" fo:padding-top="0.0381in" fo:padding-left="0.0381in" fo:padding-bottom="0.0381in" fo:padding-right="0.0381in"/>
    </style:style>
    <style:style style:name="P244" style:parent-style-name="TableContents" style:family="paragraph">
      <style:text-properties style:font-name="Times New Roman" style:font-name-asian="Times New Roman" style:font-name-complex="Times New Roman"/>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style:font-name="Times New Roman" style:font-name-asian="Times New Roman" style:font-name-complex="Times New Roman"/>
    </style:style>
    <style:style style:name="P249" style:parent-style-name="TableContents" style:family="paragraph">
      <style:text-properties style:font-name="Times New Roman" style:font-name-asian="Times New Roman" style:font-name-complex="Times New Roman"/>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TableContents" style:family="paragraph">
      <style:text-properties style:font-name="Times New Roman" style:font-name-asian="Times New Roman" style:font-name-complex="Times New Roman"/>
    </style:style>
    <style:style style:name="P252" style:parent-style-name="Predeterminado" style:list-style-name="WWNum1"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T253" style:parent-style-name="Fuentedepárrafopredeter." style:family="text">
      <style:text-properties fo:font-weight="bold" style:font-weight-asian="bold" style:font-weight-complex="bold"/>
    </style:style>
    <style:style style:name="P254" style:parent-style-name="Predeterminado" style:family="paragraph">
      <style:paragraph-properties fo:margin-left="0.5in">
        <style:tab-stops>
          <style:tab-stop style:type="left" style:position="-0.0076in"/>
        </style:tab-stops>
      </style:paragraph-properties>
    </style:style>
    <style:style style:name="P255" style:parent-style-name="Predeterminado" style:list-style-name="WWNum1" style:family="paragraph">
      <style:paragraph-properties fo:margin-left="0.75in">
        <style:tab-stops>
          <style:tab-stop style:type="left" style:position="0.4923in"/>
        </style:tab-stops>
      </style:paragraph-properties>
    </style:style>
    <style:style style:name="P256" style:parent-style-name="Predeterminado" style:family="paragraph">
      <style:paragraph-properties fo:margin-left="0.5in" fo:text-indent="0.25in">
        <style:tab-stops>
          <style:tab-stop style:type="left" style:position="-0.0076in"/>
        </style:tab-stops>
      </style:paragraph-properties>
    </style:style>
    <style:style style:name="P257" style:parent-style-name="Predeterminado" style:family="paragraph">
      <style:paragraph-properties fo:margin-left="0.5in" fo:text-indent="0.25in">
        <style:tab-stops>
          <style:tab-stop style:type="left" style:position="-0.0076in"/>
        </style:tab-stops>
      </style:paragraph-properties>
    </style:style>
    <style:style style:name="P258" style:parent-style-name="Predeterminado" style:family="paragraph">
      <style:paragraph-properties fo:margin-left="0.5in">
        <style:tab-stops>
          <style:tab-stop style:type="left" style:position="-0.0076in"/>
        </style:tab-stops>
      </style:paragraph-properties>
    </style:style>
    <style:style style:name="P259" style:parent-style-name="Predeterminado" style:family="paragraph">
      <style:paragraph-properties fo:margin-left="0.5in">
        <style:tab-stops>
          <style:tab-stop style:type="left" style:position="-0.0076in"/>
        </style:tab-stops>
      </style:paragraph-properties>
    </style:style>
    <style:style style:name="P260" style:parent-style-name="Predeterminado" style:family="paragraph">
      <style:paragraph-properties fo:margin-left="0.5in">
        <style:tab-stops>
          <style:tab-stop style:type="left" style:position="-0.0076in"/>
        </style:tab-stops>
      </style:paragraph-properties>
    </style:style>
    <style:style style:name="P261" style:parent-style-name="Predeterminado" style:family="paragraph">
      <style:paragraph-properties fo:margin-left="0.5in">
        <style:tab-stops>
          <style:tab-stop style:type="left" style:position="-0.0076in"/>
        </style:tab-stops>
      </style:paragraph-properties>
    </style:style>
    <style:style style:name="P262" style:parent-style-name="Predeterminado" style:family="paragraph">
      <style:paragraph-properties fo:margin-left="0.5in">
        <style:tab-stops>
          <style:tab-stop style:type="left" style:position="-0.0076in"/>
        </style:tab-stops>
      </style:paragraph-properties>
    </style:style>
    <style:style style:name="P263" style:parent-style-name="Predeterminado" style:family="paragraph">
      <style:paragraph-properties fo:margin-left="0.25in">
        <style:tab-stops>
          <style:tab-stop style:type="left" style:position="0.2423in"/>
        </style:tab-stops>
      </style:paragraph-properties>
    </style:style>
    <style:style style:name="P264" style:parent-style-name="Predeterminado" style:list-style-name="WWNum1" style:family="paragraph">
      <style:paragraph-properties fo:margin-left="0.75in">
        <style:tab-stops>
          <style:tab-stop style:type="left" style:position="0.4923in"/>
        </style:tab-stops>
      </style:paragraph-properties>
    </style:style>
    <style:style style:name="P265" style:parent-style-name="Predeterminado" style:family="paragraph">
      <style:paragraph-properties fo:margin-left="0.75in" fo:text-indent="-0.25in">
        <style:tab-stops>
          <style:tab-stop style:type="left" style:position="0.4923in"/>
        </style:tab-stops>
      </style:paragraph-properties>
    </style:style>
    <style:style style:name="TableColumn267" style:family="table-column">
      <style:table-column-properties style:column-width="2.052in" style:use-optimal-column-width="false"/>
    </style:style>
    <style:style style:name="TableColumn268" style:family="table-column">
      <style:table-column-properties style:column-width="1.7708in" style:use-optimal-column-width="false"/>
    </style:style>
    <style:style style:name="TableColumn269" style:family="table-column">
      <style:table-column-properties style:column-width="3.0625in" style:use-optimal-column-width="false"/>
    </style:style>
    <style:style style:name="Table266" style:family="table">
      <style:table-properties style:width="6.8854in" fo:margin-left="0in" table:align="left"/>
    </style:style>
    <style:style style:name="TableRow270" style:family="table-row">
      <style:table-row-properties style:use-optimal-row-height="false"/>
    </style:style>
    <style:style style:name="TableCell271" style:family="table-cell">
      <style:table-cell-properties fo:border="none" style:writing-mode="lr-tb" fo:padding-top="0.0381in" fo:padding-left="0.0381in" fo:padding-bottom="0.0381in" fo:padding-right="0.0381in"/>
    </style:style>
    <style:style style:name="P272" style:parent-style-name="Predeterminado" style:family="paragraph">
      <style:paragraph-properties fo:margin-left="0.0784in">
        <style:tab-stops>
          <style:tab-stop style:type="left" style:position="0.5104in"/>
        </style:tab-stops>
      </style:paragraph-properties>
      <style:text-properties fo:font-weight="bold" style:font-weight-asian="bold" style:font-weight-complex="bold"/>
    </style:style>
    <style:style style:name="TableCell273" style:family="table-cell">
      <style:table-cell-properties fo:border="none" style:writing-mode="lr-tb" fo:padding-top="0.0381in" fo:padding-left="0.0381in" fo:padding-bottom="0.0381in" fo:padding-right="0.0381in"/>
    </style:style>
    <style:style style:name="P274" style:parent-style-name="Predeterminado" style:family="paragraph">
      <style:paragraph-properties fo:margin-left="0.1965in">
        <style:tab-stops>
          <style:tab-stop style:type="left" style:position="0.4923in"/>
        </style:tab-stops>
      </style:paragraph-properties>
      <style:text-properties fo:font-weight="bold" style:font-weight-asian="bold" style:font-weight-complex="bold"/>
    </style:style>
    <style:style style:name="TableCell275" style:family="table-cell">
      <style:table-cell-properties fo:border="none" style:writing-mode="lr-tb" fo:padding-top="0.0381in" fo:padding-left="0.0381in" fo:padding-bottom="0.0381in" fo:padding-right="0.0381in"/>
    </style:style>
    <style:style style:name="P276" style:parent-style-name="Predeterminado" style:family="paragraph">
      <style:paragraph-properties fo:text-align="center"/>
      <style:text-properties fo:font-weight="bold" style:font-weight-asian="bold" style:font-weight-complex="bold"/>
    </style:style>
    <style:style style:name="TableRow277" style:family="table-row">
      <style:table-row-properties style:use-optimal-row-height="false"/>
    </style:style>
    <style:style style:name="TableCell2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0" style:family="table-cell">
      <style:table-cell-properties fo:border="0.0034in solid #000000" style:writing-mode="lr-tb" fo:padding-top="0.0381in" fo:padding-left="0.0381in" fo:padding-bottom="0.0381in" fo:padding-right="0.0381in"/>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text-properties style:font-name="Times New Roman" style:font-name-asian="Times New Roman" style:font-name-complex="Times New Roman"/>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style:font-name="Times New Roman" style:font-name-asian="Times New Roman" style:font-name-complex="Times New Roman"/>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text-properties style:font-name="Times New Roman" style:font-name-asian="Times New Roman" style:font-name-complex="Times New Roma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text-properties style:font-name="Times New Roman" style:font-name-asian="Times New Roman" style:font-name-complex="Times New Roman"/>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text-properties style:font-name="Times New Roman" style:font-name-asian="Times New Roman" style:font-name-complex="Times New Roman"/>
    </style:style>
    <style:style style:name="TableCell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0" style:parent-style-name="TableContents" style:family="paragraph">
      <style:text-properties style:font-name="Times New Roman" style:font-name-asian="Times New Roman" style:font-name-complex="Times New Roman"/>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text-properties style:font-name="Times New Roman" style:font-name-asian="Times New Roman" style:font-name-complex="Times New Roman"/>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style:font-name="Times New Roman" style:font-name-asian="Times New Roman" style:font-name-complex="Times New Roman"/>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7" style:parent-style-name="TableContents" style:family="paragraph">
      <style:text-properties style:font-name="Times New Roman" style:font-name-asian="Times New Roman" style:font-name-complex="Times New Roman"/>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style:font-name="Times New Roman" style:font-name-asian="Times New Roman" style:font-name-complex="Times New Roman"/>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style:font-name="Times New Roman" style:font-name-asian="Times New Roman" style:font-name-complex="Times New Roman"/>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4" style:parent-style-name="TableContents" style:family="paragraph">
      <style:text-properties style:font-name="Times New Roman" style:font-name-asian="Times New Roman" style:font-name-complex="Times New Roman"/>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text-properties style:font-name="Times New Roman" style:font-name-asian="Times New Roman" style:font-name-complex="Times New Roman"/>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text-properties style:font-name="Times New Roman" style:font-name-asian="Times New Roman" style:font-name-complex="Times New Roman"/>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1" style:parent-style-name="TableContents" style:family="paragraph">
      <style:text-properties style:font-name="Times New Roman" style:font-name-asian="Times New Roman" style:font-name-complex="Times New Roman"/>
    </style:style>
    <style:style style:name="P332" style:parent-style-name="Predeterminado" style:family="paragraph">
      <style:paragraph-properties fo:margin-left="0.75in" fo:text-indent="-0.25in">
        <style:tab-stops>
          <style:tab-stop style:type="left" style:position="0.4923in"/>
        </style:tab-stops>
      </style:paragraph-properties>
    </style:style>
    <style:style style:name="P333" style:parent-style-name="Predeterminado" style:family="paragraph">
      <style:paragraph-properties fo:margin-left="0.75in" fo:text-indent="-0.25in">
        <style:tab-stops>
          <style:tab-stop style:type="left" style:position="0.4923in"/>
        </style:tab-stops>
      </style:paragraph-properties>
    </style:style>
    <style:style style:name="P334" style:parent-style-name="Predeterminado" style:family="paragraph">
      <style:paragraph-properties fo:margin-left="0.75in" fo:text-indent="-0.25in">
        <style:tab-stops>
          <style:tab-stop style:type="left" style:position="0.4923in"/>
        </style:tab-stops>
      </style:paragraph-properties>
    </style:style>
    <style:style style:name="P335" style:parent-style-name="Predeterminado" style:family="paragraph">
      <style:paragraph-properties fo:margin-left="0.75in" fo:text-indent="-0.25in">
        <style:tab-stops>
          <style:tab-stop style:type="left" style:position="0.4923in"/>
        </style:tab-stops>
      </style:paragraph-properties>
    </style:style>
    <style:style style:name="P336" style:parent-style-name="Predeterminado" style:family="paragraph">
      <style:paragraph-properties fo:margin-left="0.75in" fo:text-indent="-0.25in">
        <style:tab-stops>
          <style:tab-stop style:type="left" style:position="0.4923in"/>
        </style:tab-stops>
      </style:paragraph-properties>
    </style:style>
    <style:style style:name="P337" style:parent-style-name="Predeterminado" style:family="paragraph">
      <style:paragraph-properties fo:margin-left="0.75in" fo:text-indent="-0.25in">
        <style:tab-stops>
          <style:tab-stop style:type="left" style:position="0.4923in"/>
        </style:tab-stops>
      </style:paragraph-properties>
    </style:style>
    <style:style style:name="P338" style:parent-style-name="Predeterminado" style:family="paragraph">
      <style:paragraph-properties fo:margin-left="0.75in" fo:text-indent="-0.25in">
        <style:tab-stops>
          <style:tab-stop style:type="left" style:position="0.4923in"/>
        </style:tab-stops>
      </style:paragraph-properties>
    </style:style>
    <style:style style:name="P339" style:parent-style-name="Predeterminado" style:list-style-name="WWNum1" style:family="paragraph">
      <style:paragraph-properties fo:margin-left="0.75in">
        <style:tab-stops>
          <style:tab-stop style:type="left" style:position="0.4923in"/>
        </style:tab-stops>
      </style:paragraph-properties>
    </style:style>
    <style:style style:name="P340" style:parent-style-name="Predeterminado" style:list-style-name="LFO10" style:family="paragraph"/>
    <style:style style:name="P341" style:parent-style-name="Predeterminado" style:list-style-name="LFO10" style:family="paragraph"/>
    <style:style style:name="P342" style:parent-style-name="Predeterminado" style:list-style-name="LFO10" style:family="paragraph"/>
    <style:style style:name="P343" style:parent-style-name="Predeterminado" style:list-style-name="LFO10" style:family="paragraph"/>
    <style:style style:name="P344" style:parent-style-name="Predeterminado" style:list-style-name="LFO10" style:family="paragraph"/>
    <style:style style:name="P345" style:parent-style-name="Predeterminado" style:list-style-name="LFO10" style:family="paragraph"/>
    <style:style style:name="P346" style:parent-style-name="Predeterminado" style:list-style-name="LFO10" style:family="paragraph"/>
    <style:style style:name="P347" style:parent-style-name="Predeterminado" style:list-style-name="LFO10" style:family="paragraph"/>
    <style:style style:name="T348" style:parent-style-name="Fuentedepárrafopredeter." style:family="text">
      <style:text-properties style:font-name="Wingdings" style:font-name-asian="Wingdings" style:font-name-complex="Wingdings"/>
    </style:style>
    <style:style style:name="P349" style:parent-style-name="Predeterminado" style:list-style-name="LFO10" style:family="paragraph"/>
    <style:style style:name="T350" style:parent-style-name="Fuentedepárrafopredeter." style:family="text">
      <style:text-properties style:font-name="Wingdings" style:font-name-asian="Wingdings" style:font-name-complex="Wingdings"/>
    </style:style>
    <style:style style:name="P351" style:parent-style-name="Predeterminado" style:list-style-name="LFO10" style:family="paragraph"/>
    <style:style style:name="T352" style:parent-style-name="Fuentedepárrafopredeter." style:family="text">
      <style:text-properties style:font-name="Wingdings" style:font-name-asian="Wingdings" style:font-name-complex="Wingdings"/>
    </style:style>
    <style:style style:name="P353" style:parent-style-name="Predeterminado" style:list-style-name="LFO10" style:family="paragraph"/>
    <style:style style:name="T354" style:parent-style-name="Fuentedepárrafopredeter." style:family="text">
      <style:text-properties style:font-name="Wingdings" style:font-name-asian="Wingdings" style:font-name-complex="Wingdings"/>
    </style:style>
    <style:style style:name="P355" style:parent-style-name="Predeterminado" style:list-style-name="LFO10" style:family="paragraph"/>
    <style:style style:name="T356" style:parent-style-name="Fuentedepárrafopredeter." style:family="text">
      <style:text-properties style:font-name="Wingdings" style:font-name-asian="Wingdings" style:font-name-complex="Wingdings"/>
    </style:style>
    <style:style style:name="P357" style:parent-style-name="Predeterminado" style:list-style-name="LFO10" style:family="paragraph"/>
    <style:style style:name="P358" style:parent-style-name="Predeterminado" style:list-style-name="LFO10" style:family="paragraph"/>
    <style:style style:name="T359" style:parent-style-name="Fuentedepárrafopredeter." style:family="text">
      <style:text-properties style:font-name="Wingdings" style:font-name-asian="Wingdings" style:font-name-complex="Wingdings"/>
    </style:style>
    <style:style style:name="P360" style:parent-style-name="Predeterminado" style:list-style-name="LFO10" style:family="paragraph"/>
    <style:style style:name="T361" style:parent-style-name="Fuentedepárrafopredeter." style:family="text">
      <style:text-properties style:font-name="Wingdings" style:font-name-asian="Wingdings" style:font-name-complex="Wingdings"/>
    </style:style>
    <style:style style:name="P362" style:parent-style-name="Predeterminado" style:list-style-name="LFO10" style:family="paragraph"/>
    <style:style style:name="P363" style:parent-style-name="Predeterminado" style:list-style-name="LFO10" style:family="paragraph"/>
    <style:style style:name="P364" style:parent-style-name="Predeterminado" style:list-style-name="LFO10" style:family="paragraph"/>
    <style:style style:name="T365" style:parent-style-name="Fuentedepárrafopredeter." style:family="text">
      <style:text-properties style:font-name="Wingdings" style:font-name-asian="Wingdings" style:font-name-complex="Wingdings"/>
    </style:style>
    <style:style style:name="P366" style:parent-style-name="Predeterminado" style:list-style-name="LFO10" style:family="paragraph"/>
    <style:style style:name="T367" style:parent-style-name="Fuentedepárrafopredeter." style:family="text">
      <style:text-properties style:font-name="Wingdings" style:font-name-asian="Wingdings" style:font-name-complex="Wingdings"/>
    </style:style>
    <style:style style:name="P368" style:parent-style-name="Predeterminado" style:list-style-name="LFO10" style:family="paragraph"/>
    <style:style style:name="P369" style:parent-style-name="Predeterminado" style:list-style-name="LFO10" style:family="paragraph"/>
    <style:style style:name="P370" style:parent-style-name="Predeterminado" style:list-style-name="LFO10" style:family="paragraph"/>
    <style:style style:name="T371" style:parent-style-name="Fuentedepárrafopredeter." style:family="text">
      <style:text-properties style:font-name="Wingdings" style:font-name-asian="Wingdings" style:font-name-complex="Wingdings"/>
    </style:style>
    <style:style style:name="P372" style:parent-style-name="Predeterminado" style:list-style-name="LFO10" style:family="paragraph"/>
    <style:style style:name="T373" style:parent-style-name="Fuentedepárrafopredeter." style:family="text">
      <style:text-properties style:font-name="Wingdings" style:font-name-asian="Wingdings" style:font-name-complex="Wingdings"/>
    </style:style>
    <style:style style:name="P374" style:parent-style-name="Predeterminado" style:list-style-name="LFO10" style:family="paragraph"/>
    <style:style style:name="P375" style:parent-style-name="Predeterminado" style:list-style-name="LFO10" style:family="paragraph"/>
    <style:style style:name="P376" style:parent-style-name="Predeterminado" style:list-style-name="WWNum1" style:family="paragraph">
      <style:paragraph-properties fo:margin-left="0.75in">
        <style:tab-stops>
          <style:tab-stop style:type="left" style:position="0.4923in"/>
        </style:tab-stops>
      </style:paragraph-properties>
    </style:style>
    <style:style style:name="P377" style:parent-style-name="Predeterminado" style:family="paragraph">
      <style:paragraph-properties fo:margin-left="0.75in" fo:text-indent="-0.25in">
        <style:tab-stops>
          <style:tab-stop style:type="left" style:position="0.4923in"/>
        </style:tab-stops>
      </style:paragraph-properties>
    </style:style>
    <style:style style:name="P378" style:parent-style-name="Predeterminado" style:family="paragraph">
      <style:paragraph-properties fo:margin-left="0.75in" fo:text-indent="-0.25in">
        <style:tab-stops>
          <style:tab-stop style:type="left" style:position="0.4923in"/>
        </style:tab-stops>
      </style:paragraph-properties>
    </style:style>
    <style:style style:name="TableColumn380" style:family="table-column">
      <style:table-column-properties style:column-width="0.8645in" style:use-optimal-column-width="false"/>
    </style:style>
    <style:style style:name="TableColumn381" style:family="table-column">
      <style:table-column-properties style:column-width="1.1875in" style:use-optimal-column-width="false"/>
    </style:style>
    <style:style style:name="TableColumn382" style:family="table-column">
      <style:table-column-properties style:column-width="2.6354in" style:use-optimal-column-width="false"/>
    </style:style>
    <style:style style:name="TableColumn383" style:family="table-column">
      <style:table-column-properties style:column-width="1.7291in" style:use-optimal-column-width="false"/>
    </style:style>
    <style:style style:name="Table379" style:family="table">
      <style:table-properties style:width="6.4166in" fo:margin-left="0in" table:align="left"/>
    </style:style>
    <style:style style:name="TableRow384" style:family="table-row">
      <style:table-row-properties style:use-optimal-row-height="false"/>
    </style:style>
    <style:style style:name="TableCell385" style:family="table-cell">
      <style:table-cell-properties fo:border="none" style:writing-mode="lr-tb" fo:padding-top="0.0381in" fo:padding-left="0.0381in" fo:padding-bottom="0.0381in" fo:padding-right="0.0381in"/>
    </style:style>
    <style:style style:name="P386" style:parent-style-name="Predeterminado" style:family="paragraph">
      <style:paragraph-properties fo:margin-left="0.0784in">
        <style:tab-stops>
          <style:tab-stop style:type="left" style:position="0.5104in"/>
        </style:tab-stops>
      </style:paragraph-properties>
      <style:text-properties fo:font-weight="bold" style:font-weight-asian="bold" style:font-weight-complex="bold"/>
    </style:style>
    <style:style style:name="TableCell387" style:family="table-cell">
      <style:table-cell-properties fo:border="none" style:writing-mode="lr-tb" fo:padding-top="0.0381in" fo:padding-left="0.0381in" fo:padding-bottom="0.0381in" fo:padding-right="0.0381in"/>
    </style:style>
    <style:style style:name="P388" style:parent-style-name="Predeterminado" style:family="paragraph">
      <style:paragraph-properties fo:margin-left="0.1965in">
        <style:tab-stops>
          <style:tab-stop style:type="left" style:position="0.4923in"/>
        </style:tab-stops>
      </style:paragraph-properties>
      <style:text-properties fo:font-weight="bold" style:font-weight-asian="bold" style:font-weight-complex="bold"/>
    </style:style>
    <style:style style:name="TableCell389" style:family="table-cell">
      <style:table-cell-properties fo:border="none" style:writing-mode="lr-tb" fo:padding-top="0.0381in" fo:padding-left="0.0381in" fo:padding-bottom="0.0381in" fo:padding-right="0.0381in"/>
    </style:style>
    <style:style style:name="P390" style:parent-style-name="Predeterminado" style:family="paragraph">
      <style:paragraph-properties fo:text-align="center"/>
      <style:text-properties fo:font-weight="bold" style:font-weight-asian="bold" style:font-weight-complex="bold"/>
    </style:style>
    <style:style style:name="TableCell391" style:family="table-cell">
      <style:table-cell-properties fo:border="none" style:writing-mode="lr-tb" fo:padding-top="0.0381in" fo:padding-left="0.0381in" fo:padding-bottom="0.0381in" fo:padding-right="0.0381in"/>
    </style:style>
    <style:style style:name="P392" style:parent-style-name="Predeterminado" style:family="paragraph">
      <style:paragraph-properties fo:text-align="center"/>
      <style:text-properties fo:font-weight="bold" style:font-weight-asian="bold" style:font-weight-complex="bold"/>
    </style:style>
    <style:style style:name="TableRow393" style:family="table-row">
      <style:table-row-properties style:min-row-height="0.8062in" style:use-optimal-row-height="false"/>
    </style:style>
    <style:style style:name="TableCell3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97" style:family="table-cell">
      <style:table-cell-properties fo:border="0.0034in solid #000000" style:writing-mode="lr-tb" fo:padding-top="0.0381in" fo:padding-left="0.0381in" fo:padding-bottom="0.0381in" fo:padding-right="0.0381in"/>
    </style:style>
    <style:style style:name="P398" style:parent-style-name="HTMLconformatoprevio" style:family="paragraph">
      <style:paragraph-properties fo:break-before="page"/>
    </style:style>
    <style:style style:name="TableColumn400" style:family="table-column">
      <style:table-column-properties style:column-width="0.8645in" style:use-optimal-column-width="false"/>
    </style:style>
    <style:style style:name="TableColumn401" style:family="table-column">
      <style:table-column-properties style:column-width="1.1875in" style:use-optimal-column-width="false"/>
    </style:style>
    <style:style style:name="TableColumn402" style:family="table-column">
      <style:table-column-properties style:column-width="2.6354in" style:use-optimal-column-width="false"/>
    </style:style>
    <style:style style:name="TableColumn403" style:family="table-column">
      <style:table-column-properties style:column-width="1.0625in" style:use-optimal-column-width="false"/>
    </style:style>
    <style:style style:name="TableColumn404" style:family="table-column">
      <style:table-column-properties style:column-width="0.6666in" style:use-optimal-column-width="false"/>
    </style:style>
    <style:style style:name="Table399" style:family="table">
      <style:table-properties style:width="6.4166in" fo:margin-left="0in" table:align="left"/>
    </style:style>
    <style:style style:name="TableRow405" style:family="table-row">
      <style:table-row-properties style:use-optimal-row-height="false"/>
    </style:style>
    <style:style style:name="TableCell406" style:family="table-cell">
      <style:table-cell-properties fo:border="none" style:writing-mode="lr-tb" fo:padding-top="0.0381in" fo:padding-left="0.0381in" fo:padding-bottom="0.0381in" fo:padding-right="0.0381in"/>
    </style:style>
    <style:style style:name="P407" style:parent-style-name="Predeterminado" style:family="paragraph">
      <style:paragraph-properties fo:margin-left="0.0784in">
        <style:tab-stops>
          <style:tab-stop style:type="left" style:position="0.5104in"/>
        </style:tab-stops>
      </style:paragraph-properties>
      <style:text-properties fo:font-weight="bold" style:font-weight-asian="bold" style:font-weight-complex="bold"/>
    </style:style>
    <style:style style:name="TableCell408" style:family="table-cell">
      <style:table-cell-properties fo:border="none" style:writing-mode="lr-tb" fo:padding-top="0.0381in" fo:padding-left="0.0381in" fo:padding-bottom="0.0381in" fo:padding-right="0.0381in"/>
    </style:style>
    <style:style style:name="P409" style:parent-style-name="Predeterminado" style:family="paragraph">
      <style:paragraph-properties fo:margin-left="0.1965in">
        <style:tab-stops>
          <style:tab-stop style:type="left" style:position="0.4923in"/>
        </style:tab-stops>
      </style:paragraph-properties>
      <style:text-properties fo:font-weight="bold" style:font-weight-asian="bold" style:font-weight-complex="bold"/>
    </style:style>
    <style:style style:name="TableCell410" style:family="table-cell">
      <style:table-cell-properties fo:border="none" style:writing-mode="lr-tb" fo:padding-top="0.0381in" fo:padding-left="0.0381in" fo:padding-bottom="0.0381in" fo:padding-right="0.0381in"/>
    </style:style>
    <style:style style:name="P411" style:parent-style-name="Predeterminado" style:family="paragraph">
      <style:paragraph-properties fo:text-align="center"/>
      <style:text-properties fo:font-weight="bold" style:font-weight-asian="bold" style:font-weight-complex="bold"/>
    </style:style>
    <style:style style:name="TableCell412" style:family="table-cell">
      <style:table-cell-properties fo:border="none" style:writing-mode="lr-tb" fo:padding-top="0.0381in" fo:padding-left="0.0381in" fo:padding-bottom="0.0381in" fo:padding-right="0.0381in"/>
    </style:style>
    <style:style style:name="P413" style:parent-style-name="Predeterminado" style:family="paragraph">
      <style:paragraph-properties fo:text-align="center"/>
      <style:text-properties fo:font-weight="bold" style:font-weight-asian="bold" style:font-weight-complex="bold"/>
    </style:style>
    <style:style style:name="TableCell414" style:family="table-cell">
      <style:table-cell-properties fo:border="none" style:writing-mode="lr-tb" fo:padding-top="0.0381in" fo:padding-left="0.0381in" fo:padding-bottom="0.0381in" fo:padding-right="0.0381in"/>
    </style:style>
    <style:style style:name="P415" style:parent-style-name="TableContents" style:family="paragraph">
      <style:paragraph-properties fo:text-align="center"/>
      <style:text-properties style:font-name="Times New Roman" style:font-name-asian="Times New Roman" style:font-name-complex="Times New Roman" fo:font-weight="bold" style:font-weight-asian="bold" style:font-weight-complex="bold"/>
    </style:style>
    <style:style style:name="TableRow416" style:family="table-row">
      <style:table-row-properties style:use-optimal-row-height="false"/>
    </style:style>
    <style:style style:name="TableCell4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21" style:family="table-cell">
      <style:table-cell-properties fo:border="0.0034in solid #000000" style:writing-mode="lr-tb" fo:padding-top="0.0381in" fo:padding-left="0.0381in" fo:padding-bottom="0.0381in" fo:padding-right="0.0381in"/>
    </style:style>
    <style:style style:name="P422" style:parent-style-name="TableContents" style:family="paragraph">
      <style:text-properties style:font-name="Times New Roman" style:font-name-asian="Times New Roman" style:font-name-complex="Times New Roman"/>
    </style:style>
    <style:style style:name="TableRow423" style:family="table-row">
      <style:table-row-properties style:use-optimal-row-height="false"/>
    </style:style>
    <style:style style:name="TableCell4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28" style:family="table-cell">
      <style:table-cell-properties fo:border="0.0034in solid #000000" style:writing-mode="lr-tb" fo:padding-top="0.0381in" fo:padding-left="0.0381in" fo:padding-bottom="0.0381in" fo:padding-right="0.0381in"/>
    </style:style>
    <style:style style:name="P429" style:parent-style-name="TableContents" style:family="paragraph">
      <style:text-properties style:font-name="Times New Roman" style:font-name-asian="Times New Roman" style:font-name-complex="Times New Roman"/>
    </style:style>
    <style:style style:name="P430" style:parent-style-name="HTMLconformatoprevio" style:list-style-name="WWNum1"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T431" style:parent-style-name="Fuentedepárrafopredeter." style:family="text">
      <style:text-properties fo:font-weight="bold" style:font-weight-asian="bold" style:font-weight-complex="bold"/>
    </style:style>
    <style:style style:name="P432" style:parent-style-name="HTMLconformatoprevio" style:family="paragraph">
      <style:paragraph-properties fo:margin-left="0.3937in">
        <style:tab-stops>
          <style:tab-stop style:type="left" style:position="0.4923in"/>
        </style:tab-stops>
      </style:paragraph-properties>
    </style:style>
    <style:style style:name="T433" style:parent-style-name="Fuentedepárrafopredeter." style:family="text">
      <style:text-properties fo:font-weight="bold" style:font-weight-asian="bold" style:font-weight-complex="bold"/>
    </style:style>
    <style:style style:name="P434" style:parent-style-name="Predeterminado" style:list-style-name="WWNum4" style:family="paragraph"/>
    <style:style style:name="P435" style:parent-style-name="Predeterminado" style:family="paragraph">
      <style:paragraph-properties fo:margin-left="0.5in" fo:text-indent="0.25in">
        <style:tab-stops>
          <style:tab-stop style:type="left" style:position="-0.0076in"/>
        </style:tab-stops>
      </style:paragraph-properties>
    </style:style>
    <style:style style:name="P436" style:parent-style-name="Predeterminado" style:family="paragraph">
      <style:paragraph-properties fo:margin-left="0.5in" fo:text-indent="0.25in">
        <style:tab-stops>
          <style:tab-stop style:type="left" style:position="-0.0076in"/>
        </style:tab-stops>
      </style:paragraph-properties>
    </style:style>
    <style:style style:name="P437" style:parent-style-name="Predeterminado" style:family="paragraph">
      <style:paragraph-properties fo:margin-left="0.5in">
        <style:tab-stops>
          <style:tab-stop style:type="left" style:position="-0.0076in"/>
        </style:tab-stops>
      </style:paragraph-properties>
    </style:style>
    <style:style style:name="P438" style:parent-style-name="Predeterminado" style:family="paragraph">
      <style:paragraph-properties fo:margin-left="0.5in">
        <style:tab-stops>
          <style:tab-stop style:type="left" style:position="-0.0076in"/>
        </style:tab-stops>
      </style:paragraph-properties>
    </style:style>
    <style:style style:name="P439" style:parent-style-name="Predeterminado" style:family="paragraph">
      <style:paragraph-properties fo:margin-left="0.5in">
        <style:tab-stops>
          <style:tab-stop style:type="left" style:position="-0.0076in"/>
        </style:tab-stops>
      </style:paragraph-properties>
    </style:style>
    <style:style style:name="P440" style:parent-style-name="Predeterminado" style:family="paragraph">
      <style:paragraph-properties fo:margin-left="0.5in">
        <style:tab-stops>
          <style:tab-stop style:type="left" style:position="-0.0076in"/>
        </style:tab-stops>
      </style:paragraph-properties>
    </style:style>
    <style:style style:name="P441" style:parent-style-name="Predeterminado" style:family="paragraph">
      <style:paragraph-properties fo:margin-left="0.5in">
        <style:tab-stops>
          <style:tab-stop style:type="left" style:position="-0.0076in"/>
        </style:tab-stops>
      </style:paragraph-properties>
    </style:style>
    <style:style style:name="P442" style:parent-style-name="Predeterminado" style:family="paragraph">
      <style:paragraph-properties fo:margin-left="0.25in">
        <style:tab-stops>
          <style:tab-stop style:type="left" style:position="0.2423in"/>
        </style:tab-stops>
      </style:paragraph-properties>
    </style:style>
    <style:style style:name="P443" style:parent-style-name="Predeterminado" style:family="paragraph">
      <style:paragraph-properties fo:margin-left="0.25in">
        <style:tab-stops>
          <style:tab-stop style:type="left" style:position="0.2423in"/>
        </style:tab-stops>
      </style:paragraph-properties>
    </style:style>
    <style:style style:name="P444" style:parent-style-name="Predeterminado" style:family="paragraph">
      <style:paragraph-properties fo:margin-left="0.25in">
        <style:tab-stops>
          <style:tab-stop style:type="left" style:position="0.2423in"/>
        </style:tab-stops>
      </style:paragraph-properties>
    </style:style>
    <style:style style:name="P445" style:parent-style-name="Predeterminado" style:family="paragraph">
      <style:paragraph-properties fo:margin-left="0.25in">
        <style:tab-stops>
          <style:tab-stop style:type="left" style:position="0.2423in"/>
        </style:tab-stops>
      </style:paragraph-properties>
    </style:style>
    <style:style style:name="P446" style:parent-style-name="Predeterminado" style:family="paragraph">
      <style:paragraph-properties fo:margin-left="0.25in">
        <style:tab-stops>
          <style:tab-stop style:type="left" style:position="0.2423in"/>
        </style:tab-stops>
      </style:paragraph-properties>
    </style:style>
    <style:style style:name="P447" style:parent-style-name="Predeterminado" style:family="paragraph">
      <style:paragraph-properties fo:margin-left="0.25in">
        <style:tab-stops>
          <style:tab-stop style:type="left" style:position="0.2423in"/>
        </style:tab-stops>
      </style:paragraph-properties>
    </style:style>
    <style:style style:name="P448" style:parent-style-name="Predeterminado" style:list-style-name="WWNum4" style:family="paragraph"/>
    <style:style style:name="TableColumn450" style:family="table-column">
      <style:table-column-properties style:column-width="3.4451in" style:use-optimal-column-width="false"/>
    </style:style>
    <style:style style:name="TableColumn451" style:family="table-column">
      <style:table-column-properties style:column-width="3.4451in" style:use-optimal-column-width="false"/>
    </style:style>
    <style:style style:name="Table449" style:family="table">
      <style:table-properties style:width="6.8902in" fo:margin-left="0in" table:align="left"/>
    </style:style>
    <style:style style:name="TableRow452" style:family="table-row">
      <style:table-row-properties style:use-optimal-row-height="false"/>
    </style:style>
    <style:style style:name="TableCell453" style:family="table-cell">
      <style:table-cell-properties fo:border="none" style:writing-mode="lr-tb" fo:padding-top="0.0381in" fo:padding-left="0.0381in" fo:padding-bottom="0.0381in" fo:padding-right="0.0381in"/>
    </style:style>
    <style:style style:name="P454" style:parent-style-name="TableContents" style:family="paragraph">
      <style:paragraph-properties fo:text-align="center"/>
      <style:text-properties style:font-name="Times New Roman" style:font-name-asian="Times New Roman" style:font-name-complex="Times New Roman" fo:font-weight="bold" style:font-weight-asian="bold" style:font-weight-complex="bold"/>
    </style:style>
    <style:style style:name="TableCell455" style:family="table-cell">
      <style:table-cell-properties fo:border="none" style:writing-mode="lr-tb" fo:padding-top="0.0381in" fo:padding-left="0.0381in" fo:padding-bottom="0.0381in" fo:padding-right="0.0381in"/>
    </style:style>
    <style:style style:name="P456" style:parent-style-name="TableContents" style:family="paragraph">
      <style:paragraph-properties fo:text-align="center"/>
      <style:text-properties style:font-name="Times New Roman" style:font-name-asian="Times New Roman" style:font-name-complex="Times New Roman" fo:font-weight="bold" style:font-weight-asian="bold" style:font-weight-complex="bold"/>
    </style:style>
    <style:style style:name="TableRow457" style:family="table-row">
      <style:table-row-properties style:use-optimal-row-height="false"/>
    </style:style>
    <style:style style:name="TableCell4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59" style:parent-style-name="Fuentedepárrafopredeter." style:family="text">
      <style:text-properties fo:font-weight="bold" style:font-weight-asian="bold" style:font-weight-complex="bold"/>
    </style:style>
    <style:style style:name="T460" style:parent-style-name="Fuentedepárrafopredeter." style:family="text">
      <style:text-properties fo:font-weight="bold" style:font-weight-asian="bold" style:font-weight-complex="bold"/>
    </style:style>
    <style:style style:name="T461" style:parent-style-name="Fuentedepárrafopredeter." style:family="text">
      <style:text-properties fo:font-weight="bold" style:font-weight-asian="bold" style:font-weight-complex="bold"/>
    </style:style>
    <style:style style:name="TableCell462" style:family="table-cell">
      <style:table-cell-properties fo:border="0.0034in solid #000000" style:writing-mode="lr-tb" fo:padding-top="0.0381in" fo:padding-left="0.0381in" fo:padding-bottom="0.0381in" fo:padding-right="0.0381in"/>
    </style:style>
    <style:style style:name="T463" style:parent-style-name="Fuentedepárrafopredeter." style:family="text">
      <style:text-properties fo:font-weight="bold" style:font-weight-asian="bold" style:font-weight-complex="bold"/>
    </style:style>
    <style:style style:name="T464" style:parent-style-name="Fuentedepárrafopredeter." style:family="text">
      <style:text-properties fo:font-weight="bold" style:font-weight-asian="bold" style:font-weight-complex="bold"/>
    </style:style>
    <style:style style:name="T465" style:parent-style-name="Fuentedepárrafopredeter." style:family="text">
      <style:text-properties fo:font-weight="bold" style:font-weight-asian="bold" style:font-weight-complex="bold"/>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68" style:parent-style-name="Fuentedepárrafopredeter." style:family="text">
      <style:text-properties fo:font-weight="bold" style:font-weight-asian="bold" style:font-weight-complex="bold"/>
    </style:style>
    <style:style style:name="T469" style:parent-style-name="Fuentedepárrafopredeter." style:family="text">
      <style:text-properties fo:font-weight="bold" style:font-weight-asian="bold" style:font-weight-complex="bold"/>
    </style:style>
    <style:style style:name="T470" style:parent-style-name="Fuentedepárrafopredeter." style:family="text">
      <style:text-properties fo:font-weight="bold" style:font-weight-asian="bold" style:font-weight-complex="bold"/>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72" style:parent-style-name="Fuentedepárrafopredeter." style:family="text">
      <style:text-properties fo:font-weight="bold" style:font-weight-asian="bold" style:font-weight-complex="bold"/>
    </style:style>
    <style:style style:name="T473" style:parent-style-name="Fuentedepárrafopredeter." style:family="text">
      <style:text-properties fo:font-weight="bold" style:font-weight-asian="bold" style:font-weight-complex="bold"/>
    </style:style>
    <style:style style:name="T474" style:parent-style-name="Fuentedepárrafopredeter." style:family="text">
      <style:text-properties fo:font-weight="bold" style:font-weight-asian="bold" style:font-weight-complex="bold"/>
    </style:style>
    <style:style style:name="TableRow475" style:family="table-row">
      <style:table-row-properties style:use-optimal-row-height="false"/>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77" style:parent-style-name="Fuentedepárrafopredeter." style:family="text">
      <style:text-properties fo:font-weight="bold" style:font-weight-asian="bold" style:font-weight-complex="bold"/>
    </style:style>
    <style:style style:name="T478" style:parent-style-name="Fuentedepárrafopredeter." style:family="text">
      <style:text-properties fo:font-weight="bold" style:font-weight-asian="bold" style:font-weight-complex="bold"/>
    </style:style>
    <style:style style:name="T479" style:parent-style-name="Fuentedepárrafopredeter." style:family="text">
      <style:text-properties fo:font-weight="bold" style:font-weight-asian="bold" style:font-weight-complex="bold"/>
    </style:style>
    <style:style style:name="TableCell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81" style:parent-style-name="Fuentedepárrafopredeter." style:family="text">
      <style:text-properties fo:font-weight="bold" style:font-weight-asian="bold" style:font-weight-complex="bold"/>
    </style:style>
    <style:style style:name="T482" style:parent-style-name="Fuentedepárrafopredeter." style:family="text">
      <style:text-properties fo:font-weight="bold" style:font-weight-asian="bold" style:font-weight-complex="bold"/>
    </style:style>
    <style:style style:name="T483" style:parent-style-name="Fuentedepárrafopredeter." style:family="text">
      <style:text-properties fo:font-weight="bold" style:font-weight-asian="bold" style:font-weight-complex="bold"/>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86" style:parent-style-name="Fuentedepárrafopredeter." style:family="text">
      <style:text-properties fo:font-weight="bold" style:font-weight-asian="bold" style:font-weight-complex="bold"/>
    </style:style>
    <style:style style:name="T487" style:parent-style-name="Fuentedepárrafopredeter." style:family="text">
      <style:text-properties fo:font-weight="bold" style:font-weight-asian="bold" style:font-weight-complex="bold"/>
    </style:style>
    <style:style style:name="T488" style:parent-style-name="Fuentedepárrafopredeter." style:family="text">
      <style:text-properties fo:font-weight="bold" style:font-weight-asian="bold" style:font-weight-complex="bold"/>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90" style:parent-style-name="Fuentedepárrafopredeter." style:family="text">
      <style:text-properties fo:font-weight="bold" style:font-weight-asian="bold" style:font-weight-complex="bold"/>
    </style:style>
    <style:style style:name="T491" style:parent-style-name="Fuentedepárrafopredeter." style:family="text">
      <style:text-properties fo:font-weight="bold" style:font-weight-asian="bold" style:font-weight-complex="bold"/>
    </style:style>
    <style:style style:name="T492" style:parent-style-name="Fuentedepárrafopredeter." style:family="text">
      <style:text-properties fo:font-weight="bold" style:font-weight-asian="bold" style:font-weight-complex="bold"/>
    </style:style>
    <style:style style:name="TableRow493" style:family="table-row">
      <style:table-row-properties style:use-optimal-row-height="false"/>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95" style:parent-style-name="Fuentedepárrafopredeter." style:family="text">
      <style:text-properties fo:font-weight="bold" style:font-weight-asian="bold" style:font-weight-complex="bold"/>
    </style:style>
    <style:style style:name="T496" style:parent-style-name="Fuentedepárrafopredeter." style:family="text">
      <style:text-properties fo:font-weight="bold" style:font-weight-asian="bold" style:font-weight-complex="bold"/>
    </style:style>
    <style:style style:name="T497" style:parent-style-name="Fuentedepárrafopredeter." style:family="text">
      <style:text-properties fo:font-weight="bold" style:font-weight-asian="bold" style:font-weight-complex="bold"/>
    </style:style>
    <style:style style:name="TableCell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99" style:parent-style-name="Fuentedepárrafopredeter." style:family="text">
      <style:text-properties fo:font-weight="bold" style:font-weight-asian="bold" style:font-weight-complex="bold"/>
    </style:style>
    <style:style style:name="T500" style:parent-style-name="Fuentedepárrafopredeter." style:family="text">
      <style:text-properties fo:font-weight="bold" style:font-weight-asian="bold" style:font-weight-complex="bold"/>
    </style:style>
    <style:style style:name="T501" style:parent-style-name="Fuentedepárrafopredeter." style:family="text">
      <style:text-properties fo:font-weight="bold" style:font-weight-asian="bold" style:font-weight-complex="bold"/>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04" style:parent-style-name="Fuentedepárrafopredeter." style:family="text">
      <style:text-properties fo:font-weight="bold" style:font-weight-asian="bold" style:font-weight-complex="bold"/>
    </style:style>
    <style:style style:name="T505" style:parent-style-name="Fuentedepárrafopredeter." style:family="text">
      <style:text-properties fo:font-weight="bold" style:font-weight-asian="bold" style:font-weight-complex="bold"/>
    </style:style>
    <style:style style:name="T506" style:parent-style-name="Fuentedepárrafopredeter." style:family="text">
      <style:text-properties fo:font-weight="bold" style:font-weight-asian="bold" style:font-weight-complex="bold"/>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08" style:parent-style-name="Fuentedepárrafopredeter." style:family="text">
      <style:text-properties fo:font-weight="bold" style:font-weight-asian="bold" style:font-weight-complex="bold"/>
    </style:style>
    <style:style style:name="T509" style:parent-style-name="Fuentedepárrafopredeter." style:family="text">
      <style:text-properties fo:font-weight="bold" style:font-weight-asian="bold" style:font-weight-complex="bold"/>
    </style:style>
    <style:style style:name="T510" style:parent-style-name="Fuentedepárrafopredeter." style:family="text">
      <style:text-properties fo:font-weight="bold" style:font-weight-asian="bold" style:font-weight-complex="bold"/>
    </style:style>
    <style:style style:name="TableRow511" style:family="table-row">
      <style:table-row-properties style:use-optimal-row-height="false"/>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 style:parent-style-name="TableContents" style:family="paragraph">
      <style:text-properties style:font-name="Times New Roman" style:font-name-asian="Times New Roman" style:font-name-complex="Times New Roman"/>
    </style:style>
    <style:style style:name="TableCell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5" style:parent-style-name="TableContents" style:family="paragraph">
      <style:text-properties style:font-name="Times New Roman" style:font-name-asian="Times New Roman" style:font-name-complex="Times New Roman"/>
    </style:style>
    <style:style style:name="P516" style:parent-style-name="Predeterminado" style:list-style-name="WWNum4" style:family="paragraph"/>
    <style:style style:name="T517" style:parent-style-name="Fuentedepárrafopredeter." style:family="text">
      <style:text-properties style:font-name="Wingdings" style:font-name-asian="Wingdings" style:font-name-complex="Wingdings"/>
    </style:style>
    <style:style style:name="T518" style:parent-style-name="Fuentedepárrafopredeter." style:family="text">
      <style:text-properties style:font-name="Wingdings" style:font-name-asian="Wingdings" style:font-name-complex="Wingdings"/>
    </style:style>
    <style:style style:name="T519" style:parent-style-name="Fuentedepárrafopredeter." style:family="text">
      <style:text-properties style:font-name="Wingdings" style:font-name-asian="Wingdings" style:font-name-complex="Wingdings"/>
    </style:style>
    <style:style style:name="T520" style:parent-style-name="Fuentedepárrafopredeter." style:family="text">
      <style:text-properties style:font-name="Wingdings" style:font-name-asian="Wingdings" style:font-name-complex="Wingdings"/>
    </style:style>
    <style:style style:name="P521" style:parent-style-name="Predeterminado" style:family="paragraph">
      <style:paragraph-properties fo:margin-left="0.9861in" fo:text-indent="-0.9861in">
        <style:tab-stops>
          <style:tab-stop style:type="left" style:position="-0.4937in"/>
        </style:tab-stops>
      </style:paragraph-properties>
    </style:style>
    <style:style style:name="P522" style:parent-style-name="Predeterminado" style:family="paragraph">
      <style:paragraph-properties fo:margin-left="0.9861in" fo:text-indent="-0.9861in">
        <style:tab-stops>
          <style:tab-stop style:type="left" style:position="-0.4937in"/>
        </style:tab-stops>
      </style:paragraph-properties>
    </style:style>
    <style:style style:name="T523" style:parent-style-name="Fuentedepárrafopredeter." style:family="text">
      <style:text-properties style:font-name="Wingdings" style:font-name-asian="Wingdings" style:font-name-complex="Wingdings"/>
    </style:style>
    <style:style style:name="P524" style:parent-style-name="Predeterminado" style:family="paragraph">
      <style:paragraph-properties fo:margin-left="0.9861in" fo:text-indent="-0.9861in">
        <style:tab-stops>
          <style:tab-stop style:type="left" style:position="-0.4937in"/>
        </style:tab-stops>
      </style:paragraph-properties>
    </style:style>
    <style:style style:name="T525" style:parent-style-name="Fuentedepárrafopredeter." style:family="text">
      <style:text-properties style:font-name="Wingdings" style:font-name-asian="Wingdings" style:font-name-complex="Wingdings"/>
    </style:style>
    <style:style style:name="P526" style:parent-style-name="Predeterminado" style:family="paragraph">
      <style:paragraph-properties fo:margin-left="0.9861in" fo:text-indent="-0.9861in">
        <style:tab-stops>
          <style:tab-stop style:type="left" style:position="-0.4937in"/>
        </style:tab-stops>
      </style:paragraph-properties>
    </style:style>
    <style:style style:name="P527" style:parent-style-name="Predeterminado" style:family="paragraph">
      <style:paragraph-properties fo:margin-left="0.9861in" fo:text-indent="-0.9861in">
        <style:tab-stops>
          <style:tab-stop style:type="left" style:position="-0.4937in"/>
        </style:tab-stops>
      </style:paragraph-properties>
    </style:style>
    <style:style style:name="T528" style:parent-style-name="Fuentedepárrafopredeter." style:family="text">
      <style:text-properties fo:font-size="8pt" style:font-size-asian="8pt" style:font-size-complex="8pt"/>
    </style:style>
    <style:style style:name="P529" style:parent-style-name="Predeterminado" style:family="paragraph">
      <style:paragraph-properties fo:margin-left="0.9861in" fo:text-indent="-0.9861in">
        <style:tab-stops>
          <style:tab-stop style:type="left" style:position="-0.4937in"/>
        </style:tab-stops>
      </style:paragraph-properties>
    </style:style>
    <style:style style:name="T530" style:parent-style-name="Fuentedepárrafopredeter." style:family="text">
      <style:text-properties style:font-name="Wingdings" style:font-name-asian="Wingdings" style:font-name-complex="Wingdings"/>
    </style:style>
    <style:style style:name="P531" style:parent-style-name="Predeterminado" style:family="paragraph">
      <style:paragraph-properties fo:margin-left="0.9861in" fo:text-indent="-0.9861in">
        <style:tab-stops>
          <style:tab-stop style:type="left" style:position="-0.4937in"/>
        </style:tab-stops>
      </style:paragraph-properties>
    </style:style>
    <style:style style:name="T532" style:parent-style-name="Fuentedepárrafopredeter." style:family="text">
      <style:text-properties style:font-name="Wingdings" style:font-name-asian="Wingdings" style:font-name-complex="Wingdings"/>
    </style:style>
    <style:style style:name="P533" style:parent-style-name="Predeterminado" style:family="paragraph">
      <style:paragraph-properties fo:margin-left="0.9861in" fo:text-indent="-0.9861in">
        <style:tab-stops>
          <style:tab-stop style:type="left" style:position="-0.4937in"/>
        </style:tab-stops>
      </style:paragraph-properties>
    </style:style>
    <style:style style:name="P534" style:parent-style-name="Predeterminado" style:family="paragraph">
      <style:paragraph-properties fo:margin-left="0.9861in" fo:text-indent="-0.9861in">
        <style:tab-stops>
          <style:tab-stop style:type="left" style:position="-0.4937in"/>
        </style:tab-stops>
      </style:paragraph-properties>
    </style:style>
    <style:style style:name="T535" style:parent-style-name="Fuentedepárrafopredeter." style:family="text">
      <style:text-properties style:font-name="Wingdings" style:font-name-asian="Wingdings" style:font-name-complex="Wingdings"/>
    </style:style>
    <style:style style:name="P536" style:parent-style-name="Predeterminado" style:family="paragraph">
      <style:paragraph-properties fo:margin-left="0.9861in" fo:text-indent="-0.9861in">
        <style:tab-stops>
          <style:tab-stop style:type="left" style:position="-0.4937in"/>
        </style:tab-stops>
      </style:paragraph-properties>
    </style:style>
    <style:style style:name="T537" style:parent-style-name="Fuentedepárrafopredeter." style:family="text">
      <style:text-properties style:font-name="Wingdings" style:font-name-asian="Wingdings" style:font-name-complex="Wingdings"/>
    </style:style>
    <style:style style:name="P538" style:parent-style-name="Predeterminado" style:family="paragraph">
      <style:paragraph-properties fo:margin-left="0.9861in" fo:text-indent="-0.9861in">
        <style:tab-stops>
          <style:tab-stop style:type="left" style:position="-0.4937in"/>
        </style:tab-stops>
      </style:paragraph-properties>
    </style:style>
    <style:style style:name="P539" style:parent-style-name="Predeterminado" style:family="paragraph">
      <style:paragraph-properties fo:margin-left="0.9861in" fo:text-indent="-0.9861in">
        <style:tab-stops>
          <style:tab-stop style:type="left" style:position="-0.4937in"/>
        </style:tab-stops>
      </style:paragraph-properties>
    </style:style>
    <style:style style:name="P540" style:parent-style-name="Predeterminado" style:family="paragraph">
      <style:paragraph-properties fo:margin-left="0.9861in" fo:text-indent="-0.9861in">
        <style:tab-stops>
          <style:tab-stop style:type="left" style:position="-0.4937in"/>
        </style:tab-stops>
      </style:paragraph-properties>
    </style:style>
    <style:style style:name="T541" style:parent-style-name="Fuentedepárrafopredeter." style:family="text">
      <style:text-properties style:font-name="Wingdings" style:font-name-asian="Wingdings" style:font-name-complex="Wingdings"/>
    </style:style>
    <style:style style:name="P542" style:parent-style-name="Predeterminado" style:family="paragraph">
      <style:paragraph-properties fo:margin-left="0.9861in" fo:text-indent="-0.9861in">
        <style:tab-stops>
          <style:tab-stop style:type="left" style:position="-0.4937in"/>
        </style:tab-stops>
      </style:paragraph-properties>
    </style:style>
    <style:style style:name="P543" style:parent-style-name="Predeterminado" style:family="paragraph">
      <style:paragraph-properties fo:margin-left="0.9861in" fo:text-indent="-0.9861in">
        <style:tab-stops>
          <style:tab-stop style:type="left" style:position="-0.4937in"/>
        </style:tab-stops>
      </style:paragraph-properties>
    </style:style>
    <style:style style:name="T544" style:parent-style-name="Fuentedepárrafopredeter." style:family="text">
      <style:text-properties fo:font-weight="bold" style:font-weight-asian="bold" style:font-weight-complex="bold"/>
    </style:style>
    <style:style style:name="T545" style:parent-style-name="Fuentedepárrafopredeter." style:family="text">
      <style:text-properties fo:font-weight="bold" style:font-weight-asian="bold" style:font-weight-complex="bold"/>
    </style:style>
    <style:style style:name="T546" style:parent-style-name="Fuentedepárrafopredeter." style:family="text">
      <style:text-properties fo:font-weight="bold" style:font-weight-asian="bold" style:font-weight-complex="bold"/>
    </style:style>
    <style:style style:name="P547" style:parent-style-name="Predeterminado" style:list-style-name="WWNum4" style:family="paragraph"/>
    <style:style style:name="TableColumn549" style:family="table-column">
      <style:table-column-properties style:column-width="2.3604in" style:use-optimal-column-width="false"/>
    </style:style>
    <style:style style:name="TableColumn550" style:family="table-column">
      <style:table-column-properties style:column-width="1.7722in" style:use-optimal-column-width="false"/>
    </style:style>
    <style:style style:name="TableColumn551" style:family="table-column">
      <style:table-column-properties style:column-width="2.7527in" style:use-optimal-column-width="false"/>
    </style:style>
    <style:style style:name="Table548" style:family="table">
      <style:table-properties style:width="6.8854in" fo:margin-left="0in" table:align="left"/>
    </style:style>
    <style:style style:name="TableRow552" style:family="table-row">
      <style:table-row-properties style:use-optimal-row-height="false"/>
    </style:style>
    <style:style style:name="TableCell5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4" style:parent-style-name="TableContents" style:family="paragraph">
      <style:text-properties style:font-name="Times New Roman" style:font-name-asian="Times New Roman" style:font-name-complex="Times New Roman"/>
    </style:style>
    <style:style style:name="TableCell5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6" style:parent-style-name="TableContents" style:family="paragraph">
      <style:text-properties style:font-name="Times New Roman" style:font-name-asian="Times New Roman" style:font-name-complex="Times New Roman"/>
    </style:style>
    <style:style style:name="TableCell557" style:family="table-cell">
      <style:table-cell-properties fo:border="0.0034in solid #000000" style:writing-mode="lr-tb" fo:padding-top="0.0381in" fo:padding-left="0.0381in" fo:padding-bottom="0.0381in" fo:padding-right="0.0381in"/>
    </style:style>
    <style:style style:name="P558" style:parent-style-name="TableContents" style:family="paragraph">
      <style:text-properties style:font-name="Times New Roman" style:font-name-asian="Times New Roman" style:font-name-complex="Times New Roman"/>
    </style:style>
    <style:style style:name="TableRow559" style:family="table-row">
      <style:table-row-properties style:min-row-height="0.4909in" style:use-optimal-row-height="false"/>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61" style:parent-style-name="Fuentedepárrafopredeter." style:family="text">
      <style:text-properties fo:font-weight="bold" style:font-weight-asian="bold" style:font-weight-complex="bold"/>
    </style:style>
    <style:style style:name="T562" style:parent-style-name="Fuentedepárrafopredeter." style:family="text">
      <style:text-properties fo:font-weight="bold" style:font-weight-asian="bold" style:font-weight-complex="bold"/>
    </style:style>
    <style:style style:name="T563" style:parent-style-name="Fuentedepárrafopredeter." style:family="text">
      <style:text-properties fo:font-weight="bold" style:font-weight-asian="bold" style:font-weight-complex="bold"/>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 style:parent-style-name="TableContents" style:family="paragraph">
      <style:text-properties style:font-name="Times New Roman" style:font-name-asian="Times New Roman" style:font-name-complex="Times New Roman"/>
    </style:style>
    <style:style style:name="TableCell5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67" style:parent-style-name="Fuentedepárrafopredeter." style:family="text">
      <style:text-properties fo:font-weight="bold" style:font-weight-asian="bold" style:font-weight-complex="bold"/>
    </style:style>
    <style:style style:name="T568" style:parent-style-name="Fuentedepárrafopredeter." style:family="text">
      <style:text-properties fo:font-weight="bold" style:font-weight-asian="bold" style:font-weight-complex="bold"/>
    </style:style>
    <style:style style:name="T569" style:parent-style-name="Fuentedepárrafopredeter." style:family="text">
      <style:text-properties fo:font-weight="bold" style:font-weight-asian="bold" style:font-weight-complex="bold"/>
    </style:style>
    <style:style style:name="TableRow570" style:family="table-row">
      <style:table-row-properties style:min-row-height="0.4909in" style:use-optimal-row-height="false"/>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 style:parent-style-name="Estilo1" style:family="paragraph">
      <style:text-properties fo:font-weight="bold" style:font-weight-asian="bold" style:font-weight-complex="bold"/>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 style:parent-style-name="TableContents" style:family="paragraph">
      <style:text-properties style:font-name="Times New Roman" style:font-name-asian="Times New Roman" style:font-name-complex="Times New Roman"/>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 style:parent-style-name="TableContents" style:family="paragraph">
      <style:text-properties fo:font-weight="bold" style:font-weight-asian="bold" style:font-weight-complex="bold"/>
    </style:style>
    <style:style style:name="TableRow577" style:family="table-row">
      <style:table-row-properties style:min-row-height="0.4909in"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79" style:parent-style-name="Fuentedepárrafopredeter." style:family="text">
      <style:text-properties fo:font-weight="bold" style:font-weight-asian="bold" style:font-weight-complex="bold"/>
    </style:style>
    <style:style style:name="T580" style:parent-style-name="Fuentedepárrafopredeter." style:family="text">
      <style:text-properties fo:font-weight="bold" style:font-weight-asian="bold" style:font-weight-complex="bold"/>
    </style:style>
    <style:style style:name="T581" style:parent-style-name="Fuentedepárrafopredeter." style:family="text">
      <style:text-properties fo:font-weight="bold" style:font-weight-asian="bold" style:font-weight-complex="bold"/>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text-properties style:font-name="Times New Roman" style:font-name-asian="Times New Roman" style:font-name-complex="Times New Roman"/>
    </style:style>
    <style:style style:name="TableCell5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85" style:parent-style-name="Fuentedepárrafopredeter." style:family="text">
      <style:text-properties fo:font-weight="bold" style:font-weight-asian="bold" style:font-weight-complex="bold"/>
    </style:style>
    <style:style style:name="T586" style:parent-style-name="Fuentedepárrafopredeter." style:family="text">
      <style:text-properties fo:font-weight="bold" style:font-weight-asian="bold" style:font-weight-complex="bold"/>
    </style:style>
    <style:style style:name="T587" style:parent-style-name="Fuentedepárrafopredeter." style:family="text">
      <style:text-properties fo:font-weight="bold" style:font-weight-asian="bold" style:font-weight-complex="bold"/>
    </style:style>
  </office:automatic-styles>
  <office:body>
    <office:text text:use-soft-page-breaks="true">
      <text:p text:style-name="P1">Oinarrizko Programazioa</text:p>
      <text:p text:style-name="P3"><text:span text:style-name="T4">2. laborategia. Baldintzazko eragiketak</text:span></text:p>
      <text:p text:style-name="P5">Izena:___Lucia Del Rio ______Data:____2023/09/19_____</text:p>
      <text:p text:style-name="P6"/>
      <text:list text:style-name="WWNum1">
        <text:list-item text:start-value="1">
          <text:p text:style-name="P7">Ariketa</text:p>
        </text:list-item>
      </text:list>
      <text:p text:style-name="P8"/>
      <text:p text:style-name="Predeterminado"><text:span text:style-name="T9">ONCEko Saria:<text:s/></text:span>Erabiltzaileari eskatu ONCEko zozketan saritua izan den zenbakia (demagun 4 zifra<text:s/>dituela, baina ez diogu zifraz zifraz eskatuko) eta erabiltzaileak erositako zenbaki bat (hau ere 4 zifrakoa). Erabiltzailearen zenbakia saritua izan den ala ez eta zenbat diruz esango duen algoritmo bat sortu.</text:p>
      <text:p text:style-name="Predeterminado"/>
      <text:p text:style-name="Predeterminado">4 zifra bat datozenean 100000 euro</text:p>
      <text:p text:style-name="Predeterminado"><text:s/>azkeneko 3 zifrak bat datozenean 50000 euro</text:p>
      <text:p text:style-name="Predeterminado"><text:s/>azkeneko 2 zifrak bat datozenean 3 euro</text:p>
      <text:p text:style-name="Predeterminado"><text:s/>azken zifra 1 euro</text:p>
      <text:p text:style-name="Predeterminado"/>
      <text:list text:style-name="WWNum2">
        <text:list-item text:start-value="1">
          <text:p text:style-name="P10">Espezifikazioa</text:p>
        </text:list-item>
      </text:list>
      <text:p text:style-name="Predeterminado"/>
      <text:p text:style-name="P11">Enuntziatua anbiguoa al da?</text:p>
      <text:p text:style-name="P12">Bete</text:p>
      <text:p text:style-name="P13"><text:tab/>Sarrera: Bi balio.</text:p>
      <text:p text:style-name="P14"><text:tab/>Aurre-baldintza: 4 zifrako integerrak izan behar dute.</text:p>
      <text:p text:style-name="P15"><text:tab/>Irteera: Mezu bat.</text:p>
      <text:p text:style-name="P16"><text:tab/>Post-baldintza: Erabiltzailearen zenbakia saritua den ala ez eta zenbat diruz adieraziko da.</text:p>
      <text:p text:style-name="Predeterminado"/>
      <text:list text:style-name="WWNum2" text:continue-numbering="true">
        <text:list-item>
          <text:p text:style-name="P17">Proba Kasuak<text:span text:style-name="Ref.denotaalpie"><text:note text:note-class="footnote" text:id="_ftn0"><text:note-citation>1</text:note-citation><text:note-body><text:p text:style-name="Footnote"><text:s/>Lerro kopuruak ez du zertan kasu kopuruekin bat egin behar</text:p></text:note-body></text:note></text:span></text:p>
        </text:list-item>
      </text:list>
      <text:p text:style-name="Predeterminado"/>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Sarrera1 (erabiltzailearena)</text:p>
          </table:table-cell>
          <table:table-cell table:style-name="TableCell25">
            <text:p text:style-name="P26">Sarrera2 (Saritua)</text:p>
          </table:table-cell>
          <table:table-cell table:style-name="TableCell27">
            <text:p text:style-name="P28">Irteera</text:p>
          </table:table-cell>
        </table:table-row>
        <table:table-row table:style-name="TableRow29">
          <table:table-cell table:style-name="TableCell30">
            <text:p text:style-name="Predeterminado">4540</text:p>
          </table:table-cell>
          <table:table-cell table:style-name="TableCell31">
            <text:p text:style-name="Predeterminado">4540</text:p>
          </table:table-cell>
          <table:table-cell table:style-name="TableCell32">
            <text:p text:style-name="P33">Zorionak!! 100000 euro irabazi dituzu</text:p>
          </table:table-cell>
        </table:table-row>
        <table:table-row table:style-name="TableRow34">
          <table:table-cell table:style-name="TableCell35">
            <text:p text:style-name="Predeterminado">4540</text:p>
          </table:table-cell>
          <table:table-cell table:style-name="TableCell36">
            <text:p text:style-name="Predeterminado">5540</text:p>
          </table:table-cell>
          <table:table-cell table:style-name="TableCell37">
            <text:p text:style-name="P38">Zorionak!! 50000 euro irabazi dituzu</text:p>
          </table:table-cell>
        </table:table-row>
        <table:table-row table:style-name="TableRow39">
          <table:table-cell table:style-name="TableCell40">
            <text:p text:style-name="Predeterminado">4540</text:p>
          </table:table-cell>
          <table:table-cell table:style-name="TableCell41">
            <text:p text:style-name="Predeterminado">5640</text:p>
          </table:table-cell>
          <table:table-cell table:style-name="TableCell42">
            <text:p text:style-name="P43">Zorionak!! 3 euro irabazi dituzu</text:p>
          </table:table-cell>
        </table:table-row>
        <table:table-row table:style-name="TableRow44">
          <table:table-cell table:style-name="TableCell45">
            <text:p text:style-name="P46">4540</text:p>
          </table:table-cell>
          <table:table-cell table:style-name="TableCell47">
            <text:p text:style-name="P48">5670</text:p>
          </table:table-cell>
          <table:table-cell table:style-name="TableCell49">
            <text:p text:style-name="P50">Zorionak!! 1 euro irabazi duzu</text:p>
          </table:table-cell>
        </table:table-row>
        <table:table-row table:style-name="TableRow51">
          <table:table-cell table:style-name="TableCell52">
            <text:p text:style-name="P53">4540</text:p>
          </table:table-cell>
          <table:table-cell table:style-name="TableCell54">
            <text:p text:style-name="P55">5678</text:p>
          </table:table-cell>
          <table:table-cell table:style-name="TableCell56">
            <text:p text:style-name="TableContents">sentitzen dugu, zure zenbakia ez da saritua izan</text:p>
          </table:table-cell>
        </table:table-row>
        <table:table-row table:style-name="TableRow57">
          <table:table-cell table:style-name="TableCell58">
            <text:p text:style-name="P59"/>
          </table:table-cell>
          <table:table-cell table:style-name="TableCell60">
            <text:p text:style-name="P61"/>
          </table:table-cell>
          <table:table-cell table:style-name="TableCell62">
            <text:p text:style-name="P63"/>
          </table:table-cell>
        </table:table-row>
      </table:table>
      <text:p text:style-name="Standard"/>
      <text:list text:style-name="WWNum2" text:continue-numbering="true">
        <text:list-item>
          <text:p text:style-name="P64">Algoritmoa</text:p>
        </text:list-item>
      </text:list>
      <text:p text:style-name="Predeterminado"/>
      <text:p text:style-name="Predeterminado"><text:tab/>1. Zenbsar, zenberos: integer;</text:p>
      <text:p text:style-name="Predeterminado"><text:tab/>2. Idatzi (“sartu erositako zenbakia”);</text:p>
      <text:p text:style-name="Predeterminado"><text:tab/>3. Irakurri (zenberos);</text:p>
      <text:p text:style-name="Predeterminado"><text:tab/>4. Idatzi (“sartu zenbaki saritua”);</text:p>
      <text:p text:style-name="Predeterminado"><text:tab/>5. Irakurri (zenbsar);</text:p>
      <text:p text:style-name="Predeterminado"><text:tab/>6. Baldin (zenbsar rem10 = zenberos rem10) orduan</text:p>
      <text:p text:style-name="Predeterminado"><text:tab/>7.<text:tab/>Baldin (zenbsar rem100 = zenberos rem100) orduan</text:p>
      <text:p text:style-name="Predeterminado"><text:tab/>8.<text:tab/><text:tab/>Baldin (zenbsar rem1000 = zenberos rem1000) orduan</text:p>
      <text:p text:style-name="Predeterminado"><text:tab/>9.<text:tab/><text:tab/><text:tab/>Baldin (zenbsar = zenberos) orduan</text:p>
      <text:p text:style-name="Predeterminado"><text:tab/>10.<text:tab/><text:tab/><text:tab/><text:tab/>Idatzi(“Zorionak!! 100000 euro irabazi dituzu”);</text:p>
      <text:p text:style-name="Predeterminado"><text:tab/>11.<text:tab/><text:tab/><text:tab/>Bestela</text:p>
      <text:p text:style-name="Predeterminado"><text:tab/>12.<text:tab/><text:tab/><text:tab/><text:tab/>Idatzi(“Zorionak!! 50000 euro irabazi dituzu”);</text:p>
      <text:p text:style-name="Predeterminado"><text:tab/>13.<text:tab/><text:tab/><text:tab/>Amaitu_baldin;</text:p>
      <text:p text:style-name="Predeterminado"><text:tab/>14.<text:tab/><text:tab/>Bestela</text:p>
      <text:p text:style-name="Predeterminado"><text:tab/>15.<text:tab/><text:tab/><text:tab/>Idatzi(“Zorionak!! 3 euro irabazi dituzu”);</text:p>
      <text:p text:style-name="Predeterminado"><text:tab/>16.<text:tab/><text:tab/>Amaitu_baldin;</text:p>
      <text:p text:style-name="Predeterminado"><text:tab/>17.<text:tab/>Bestela</text:p>
      <text:p text:style-name="Predeterminado"><text:tab/>18.<text:tab/><text:tab/>Idatzi(“Zorionak!! 1 euro irabazi dituzu”);</text:p>
      <text:p text:style-name="Predeterminado"><text:tab/>19.<text:tab/>Amaitu_baldin;</text:p>
      <text:p text:style-name="Predeterminado"><text:tab/>20. Bestela</text:p>
      <text:p text:style-name="Predeterminado"><text:tab/>21.<text:tab/>Idatzi(“sentitzen dugu, zure zenbakia ez da saritua izan”);</text:p>
      <text:p text:style-name="Predeterminado"><text:tab/>22. Amaitu_baldin;</text:p>
      <text:p text:style-name="Predeterminado"/>
      <text:p text:style-name="Predeterminado"/>
      <text:p text:style-name="Predeterminado"/>
      <text:p text:style-name="Predeterminado"><text:tab/><text:tab/></text:p>
      <text:p text:style-name="Predeterminado"/>
      <text:p text:style-name="Predeterminado"/>
      <text:p text:style-name="Predeterminado"/>
      <text:p text:style-name="Predeterminado"/>
      <text:p text:style-name="Predeterminado"/>
      <text:p text:style-name="Predeterminado"/>
      <text:list text:style-name="WWNum2" text:continue-numbering="true">
        <text:list-item>
          <text:p text:style-name="P65">Simulazioa</text:p>
        </text:list-item>
      </text:list>
      <text:p text:style-name="Standard"/>
      <table:table table:style-name="Table66">
        <table:table-columns>
          <table:table-column table:style-name="TableColumn67"/>
          <table:table-column table:style-name="TableColumn68"/>
          <table:table-column table:style-name="TableColumn69"/>
          <table:table-column table:style-name="TableColumn70"/>
        </table:table-columns>
        <table:table-row table:style-name="TableRow71">
          <table:table-cell table:style-name="TableCell72">
            <text:p text:style-name="P73">Sarrera1 (erabiltzailearena)</text:p>
          </table:table-cell>
          <table:table-cell table:style-name="TableCell74">
            <text:p text:style-name="P75">Sarrera2 (Saritua)</text:p>
          </table:table-cell>
          <table:table-cell table:style-name="TableCell76">
            <text:p text:style-name="P77">Algoritmoan lerro hauek aktibatzen dira</text:p>
          </table:table-cell>
          <table:table-cell table:style-name="TableCell78">
            <text:p text:style-name="P79">Irteera</text:p>
          </table:table-cell>
        </table:table-row>
        <table:table-row table:style-name="TableRow80">
          <table:table-cell table:style-name="TableCell81">
            <text:p text:style-name="Predeterminado">4540</text:p>
          </table:table-cell>
          <table:table-cell table:style-name="TableCell82">
            <text:p text:style-name="Predeterminado">4540</text:p>
          </table:table-cell>
          <table:table-cell table:style-name="TableCell83">
            <text:p text:style-name="Predeterminado">1 2 3 4 5 6 7 8 9 10 13 16 19 22</text:p>
          </table:table-cell>
          <table:table-cell table:style-name="TableCell84">
            <text:p text:style-name="P85">Zorionak!! 100000 euro irabazi dituzu</text:p>
          </table:table-cell>
        </table:table-row>
      </table:table>
      <text:p text:style-name="Standard"/>
      <text:p text:style-name="Standard"/>
      <table:table table:style-name="Table86">
        <table:table-columns>
          <table:table-column table:style-name="TableColumn87"/>
          <table:table-column table:style-name="TableColumn88"/>
          <table:table-column table:style-name="TableColumn89"/>
          <table:table-column table:style-name="TableColumn90"/>
        </table:table-columns>
        <table:table-row table:style-name="TableRow91">
          <table:table-cell table:style-name="TableCell92">
            <text:soft-page-break/>
            <text:p text:style-name="P93">Sarrera1<text:s/>(erabiltzailearena)</text:p>
          </table:table-cell>
          <table:table-cell table:style-name="TableCell94">
            <text:p text:style-name="P95">Sarrera2 (Saritua)</text:p>
          </table:table-cell>
          <table:table-cell table:style-name="TableCell96">
            <text:p text:style-name="P97">Algoritmoan lerro hauek aktibatzen dira</text:p>
          </table:table-cell>
          <table:table-cell table:style-name="TableCell98">
            <text:p text:style-name="P99">Irteera</text:p>
          </table:table-cell>
        </table:table-row>
        <table:table-row table:style-name="TableRow100">
          <table:table-cell table:style-name="TableCell101">
            <text:p text:style-name="Predeterminado">4540</text:p>
          </table:table-cell>
          <table:table-cell table:style-name="TableCell102">
            <text:p text:style-name="Predeterminado">5540</text:p>
          </table:table-cell>
          <table:table-cell table:style-name="TableCell103">
            <text:p text:style-name="Predeterminado">1 2 3 4 5 6 7 8 9 11 12 13 16 19 22</text:p>
            <text:p text:style-name="Predeterminado"/>
            <text:p text:style-name="Predeterminado"/>
          </table:table-cell>
          <table:table-cell table:style-name="TableCell104">
            <text:p text:style-name="P105">Zorionak!! 50000 euro irabazi dituzu</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6"/>
      <text:list text:style-name="WWNum1" text:continue-numbering="true">
        <text:list-item>
          <text:p text:style-name="P107">Ariketa</text:p>
        </text:list-item>
      </text:list>
      <text:p text:style-name="Predeterminado"/>
      <text:p text:style-name="Predeterminado"><text:span text:style-name="T108">Aurreko segundoa:</text:span><text:s/>Erabiltzaileari ordua,<text:s/>minutuak eta segundoak eskatzen dion programa bat sortu. Programa honek segundo bat kendu beharko dio erabiltzaileak sartutako orduari, eta bukatzeko kalkulatutako ordu berria pantailatik aterako du. Kontuan izan egun aldaketa gerta daitekeela (0 egun berdina bada, eta -1 aurreko egunera pasa bada).</text:p>
      <text:p text:style-name="Textbodyindent"/>
      <text:p text:style-name="P109">Adibidez, Erabiltzaileak sartuko balu ordua 10 minutuak <text:s/>30 segundoak 40</text:p>
      <text:p text:style-name="P110">programak pantailaratu beharko luke 10:30:39, eguna 0</text:p>
      <text:p text:style-name="P111"/>
      <text:p text:style-name="P112">Erabiltzaileak sartuko balu 10:30:00 programak pantailaratu beharko luke 10:29:59 eguna 0</text:p>
      <text:p text:style-name="P113"/>
      <text:list text:style-name="WWNum2">
        <text:list-item text:start-value="1">
          <text:p text:style-name="P114">Espezifikazioa</text:p>
        </text:list-item>
      </text:list>
      <text:p text:style-name="P115">Enuntziatua anbiguoa al da?</text:p>
      <text:p text:style-name="P116">Bete</text:p>
      <text:p text:style-name="P117"><text:tab/>Sarrera: 3 balio.</text:p>
      <text:p text:style-name="P118"><text:tab/>Aurre-baldintza: ordua (24 ordu baino gutxiago), minutuak (60 min baino gutxiago) eta segunduak(60 seg baino gutxiago) sartu behar dira</text:p>
      <text:p text:style-name="P119"><text:tab/>Irteera: bi hitz 3 zenbaki beste hitz bat eta beste zenbaki bat.</text:p>
      <text:p text:style-name="P120"><text:tab/>Post-baldintza: sartutako orduari segundu bat kenduko zaio.</text:p>
      <text:p text:style-name="P121"/>
      <text:p text:style-name="P122">2) Proba Kasuak<text:span text:style-name="Ref.denotaalpie"><text:note text:note-class="footnote" text:id="_ftn1"><text:note-citation>2</text:note-citation><text:note-body><text:p text:style-name="Footnote"><text:s/>Lerro kopuruak ez du zertan kasu kopuruekin bat egin behar</text:p></text:note-body></text:note></text:span></text:p>
      <text:p text:style-name="P123"/>
      <table:table table:style-name="Table124">
        <table:table-columns>
          <table:table-column table:style-name="TableColumn125"/>
          <table:table-column table:style-name="TableColumn126"/>
        </table:table-columns>
        <table:table-row table:style-name="TableRow127">
          <table:table-cell table:style-name="TableCell128">
            <text:p text:style-name="P129">Sarrera</text:p>
          </table:table-cell>
          <table:table-cell table:style-name="TableCell130">
            <text:p text:style-name="P131">Irteera</text:p>
          </table:table-cell>
        </table:table-row>
        <table:table-row table:style-name="TableRow132">
          <table:table-cell table:style-name="TableCell133">
            <text:p text:style-name="Predeterminado"><text:span text:style-name="T134">Ordua</text:span><text:s/>10<text:s/><text:span text:style-name="T135">min</text:span><text:s/>30<text:s/><text:span text:style-name="T136">seg</text:span><text:s/>10</text:p>
          </table:table-cell>
          <table:table-cell table:style-name="TableCell137">
            <text:p text:style-name="Estilo1"><text:span text:style-name="T138">Aurreko segundoa<text:s/></text:span>10:30:09, egunak 0</text:p>
          </table:table-cell>
        </table:table-row>
        <table:table-row table:style-name="TableRow139">
          <table:table-cell table:style-name="TableCell140">
            <text:p text:style-name="Predeterminado"><text:span text:style-name="T141">Ordua</text:span><text:s/>10<text:s/><text:span text:style-name="T142">min</text:span><text:s/>59<text:s/><text:span text:style-name="T143">seg</text:span><text:s/>00</text:p>
          </table:table-cell>
          <table:table-cell table:style-name="TableCell144">
            <text:p text:style-name="Predeterminado"><text:span text:style-name="T145">Aurreko segundoa</text:span><text:s/>10:58:59, egunak 0</text:p>
          </table:table-cell>
        </table:table-row>
        <table:table-row table:style-name="TableRow146">
          <table:table-cell table:style-name="TableCell147">
            <text:p text:style-name="Predeterminado"><text:span text:style-name="T148">Ordua</text:span><text:s/>00<text:s/><text:span text:style-name="T149">min</text:span><text:s/>00<text:s/><text:span text:style-name="T150">seg</text:span><text:s/>00</text:p>
          </table:table-cell>
          <table:table-cell table:style-name="TableCell151">
            <text:p text:style-name="Predeterminado"><text:span text:style-name="T152">Aurreko segundoa</text:span><text:s/>23:59:59, egunak -1</text:p>
          </table:table-cell>
        </table:table-row>
        <table:table-row table:style-name="TableRow153">
          <table:table-cell table:style-name="TableCell154">
            <text:p text:style-name="P155"/>
          </table:table-cell>
          <table:table-cell table:style-name="TableCell156">
            <text:p text:style-name="P157"/>
          </table:table-cell>
        </table:table-row>
        <table:table-row table:style-name="TableRow158">
          <table:table-cell table:style-name="TableCell159">
            <text:p text:style-name="P160"/>
          </table:table-cell>
          <table:table-cell table:style-name="TableCell161">
            <text:p text:style-name="P162"/>
          </table:table-cell>
        </table:table-row>
        <table:table-row table:style-name="TableRow163">
          <table:table-cell table:style-name="TableCell164">
            <text:p text:style-name="P165"/>
          </table:table-cell>
          <table:table-cell table:style-name="TableCell166">
            <text:p text:style-name="P167"/>
          </table:table-cell>
        </table:table-row>
        <table:table-row table:style-name="TableRow168">
          <table:table-cell table:style-name="TableCell169">
            <text:p text:style-name="P170"/>
          </table:table-cell>
          <table:table-cell table:style-name="TableCell171">
            <text:p text:style-name="P172"/>
          </table:table-cell>
        </table:table-row>
        <table:table-row table:style-name="TableRow173">
          <table:table-cell table:style-name="TableCell174">
            <text:p text:style-name="P175"/>
          </table:table-cell>
          <table:table-cell table:style-name="TableCell176">
            <text:p text:style-name="P177"/>
          </table:table-cell>
        </table:table-row>
        <table:table-row table:style-name="TableRow178">
          <table:table-cell table:style-name="TableCell179">
            <text:p text:style-name="P180"/>
          </table:table-cell>
          <table:table-cell table:style-name="TableCell181">
            <text:p text:style-name="P182"/>
          </table:table-cell>
        </table:table-row>
        <table:table-row table:style-name="TableRow183">
          <table:table-cell table:style-name="TableCell184">
            <text:p text:style-name="P185"/>
          </table:table-cell>
          <table:table-cell table:style-name="TableCell186">
            <text:p text:style-name="P187"/>
          </table:table-cell>
        </table:table-row>
      </table:table>
      <text:p text:style-name="P188"/>
      <text:p text:style-name="Predeterminado"><text:tab/></text:p>
      <text:p text:style-name="P189"/>
      <text:p text:style-name="P190"/>
      <text:list text:style-name="WWNum3">
        <text:list-item text:start-value="3">
          <text:p text:style-name="P191">Algoritmoa</text:p>
        </text:list-item>
      </text:list>
      <text:p text:style-name="P192"/>
      <text:p text:style-name="P193">1. Ordua, min, seg, eguna: integer;</text:p>
      <text:p text:style-name="P194">2. Idatzi (“sartu ordua, minutuak eta segunduak”)</text:p>
      <text:p text:style-name="P195">3.<text:s/>Irakurri(ordua);</text:p>
      <text:p text:style-name="P196">4. Irakurri(min);</text:p>
      <text:p text:style-name="P197">5. Irakurri (seg);</text:p>
      <text:p text:style-name="P198">6. Eguna &lt;- 0</text:p>
      <text:p text:style-name="P199">7. Baldin (seg = 00) orduan</text:p>
      <text:p text:style-name="P200">8.<text:tab/>Baldin (min = 00) orduan</text:p>
      <text:p text:style-name="P201">9.<text:tab/><text:tab/>Baldin (ordua = 00) orduan</text:p>
      <text:p text:style-name="P202">10.<text:tab/><text:tab/><text:tab/>Eguna &lt;- -1;</text:p>
      <text:p text:style-name="P203">11.<text:tab/><text:tab/><text:tab/>Ordua &lt;- 23;</text:p>
      <text:p text:style-name="P204">12.<text:tab/><text:tab/>Bestela</text:p>
      <text:p text:style-name="P205">13.<text:tab/><text:tab/><text:tab/>Ordua &lt;- ordua – 1;</text:p>
      <text:p text:style-name="P206">14.<text:tab/><text:tab/>Amaitu_baldin;</text:p>
      <text:p text:style-name="P207">15.<text:tab/>Bestela</text:p>
      <text:p text:style-name="P208">16.<text:tab/><text:tab/>Min &lt;- min – 1;</text:p>
      <text:p text:style-name="P209">17.<text:tab/>Amaitu_baldin;</text:p>
      <text:p text:style-name="P210">18. Bestela</text:p>
      <text:p text:style-name="P211">19.<text:tab/>Seg &lt;- seg – 1;</text:p>
      <text:p text:style-name="P212">20. Amaitu_baldin;</text:p>
      <text:p text:style-name="P213">21. idatzi (“aurreko segundoa”, ordua, “:”, min, “:”, seg, “, egunak” eguna);</text:p>
      <text:p text:style-name="Predeterminado"/>
      <text:p text:style-name="Predeterminado"/>
      <text:p text:style-name="Predeterminado"/>
      <text:p text:style-name="Predeterminado"><text:tab/>4) Simulazioa</text:p>
      <text:p text:style-name="P214"/>
      <table:table table:style-name="Table215">
        <table:table-columns>
          <table:table-column table:style-name="TableColumn216"/>
          <table:table-column table:style-name="TableColumn217"/>
          <table:table-column table:style-name="TableColumn218"/>
        </table:table-columns>
        <table:table-row table:style-name="TableRow219">
          <table:table-cell table:style-name="TableCell220">
            <text:p text:style-name="P221">Sarrera1</text:p>
          </table:table-cell>
          <table:table-cell table:style-name="TableCell222">
            <text:p text:style-name="P223">Algoritmoan hurrengo lerroak<text:s/>aktibatzen dira</text:p>
          </table:table-cell>
          <table:table-cell table:style-name="TableCell224">
            <text:p text:style-name="P225">Irteera</text:p>
          </table:table-cell>
        </table:table-row>
        <table:table-row table:style-name="TableRow226">
          <table:table-cell table:style-name="TableCell227">
            <text:p text:style-name="Estilo1">10:30:10</text:p>
          </table:table-cell>
          <table:table-cell table:style-name="TableCell228">
            <text:p text:style-name="P229">1 2 3 4 5 6 7 18 20 21</text:p>
            <text:p text:style-name="P230"/>
            <text:p text:style-name="P231"/>
          </table:table-cell>
          <table:table-cell table:style-name="TableCell232">
            <text:p text:style-name="Estilo1">10:30:09, 0</text:p>
          </table:table-cell>
        </table:table-row>
      </table:table>
      <text:p text:style-name="P233"/>
      <table:table table:style-name="Table234">
        <table:table-columns>
          <table:table-column table:style-name="TableColumn235"/>
          <table:table-column table:style-name="TableColumn236"/>
          <table:table-column table:style-name="TableColumn237"/>
        </table:table-columns>
        <table:table-row table:style-name="TableRow238">
          <table:table-cell table:style-name="TableCell239">
            <text:p text:style-name="P240">Sarrera1</text:p>
          </table:table-cell>
          <table:table-cell table:style-name="TableCell241">
            <text:p text:style-name="P242">Algoritmoan hurrengo lerroak aktibatzen dira</text:p>
          </table:table-cell>
          <table:table-cell table:style-name="TableCell243">
            <text:p text:style-name="P244">Irteera</text:p>
          </table:table-cell>
        </table:table-row>
        <table:table-row table:style-name="TableRow245">
          <table:table-cell table:style-name="TableCell246">
            <text:p text:style-name="Estilo1">00:00:00</text:p>
          </table:table-cell>
          <table:table-cell table:style-name="TableCell247">
            <text:p text:style-name="P248">1 2 3 4 5 6 7 8 9 10 11 14 17 20 21</text:p>
            <text:p text:style-name="P249"/>
          </table:table-cell>
          <table:table-cell table:style-name="TableCell250">
            <text:p text:style-name="P251">23:59:59, -1</text:p>
          </table:table-cell>
        </table:table-row>
      </table:table>
      <text:p text:style-name="Predeterminado"/>
      <text:soft-page-break/>
      <text:list text:style-name="WWNum1" text:continue-numbering="true">
        <text:list-item>
          <text:p text:style-name="P252">Ariketa</text:p>
        </text:list-item>
      </text:list>
      <text:p text:style-name="Predeterminado"/>
      <text:p text:style-name="Predeterminado"><text:span text:style-name="T253">Ataza baten iraupena agendan gehituz:<text:s/></text:span>Erabiltzaileari ataza baten hasiera ordua (ordua, minutuak eta segundoak formatuan) eta atazaren iraupena segundotan eskatzen dion programa bat sortu. Programa honek atazaren bukaera ordua kalkulatuko du (OHARRA: ataza baten iraupena ez da lanaldi erdia baino gehiago izango, hau da 14400 segundo (4 ordu)). <text:s/>Lan egun bat goizeko 08:00:00etan hasten da eta arratsaldeko 16:00:00etan bukatzen da.</text:p>
      <text:p text:style-name="P254"/>
      <text:list text:style-name="WWNum1" text:continue-numbering="true">
        <text:list-item>
          <text:list>
            <text:list-item>
              <text:p text:style-name="P255">Espezifikazioa</text:p>
            </text:list-item>
          </text:list>
        </text:list-item>
      </text:list>
      <text:p text:style-name="P256">Enuntziatua anbiguoa al da?</text:p>
      <text:p text:style-name="P257">Bete</text:p>
      <text:p text:style-name="P258"><text:tab/>Sarrera: Hasiera ordua eta atazaren iraupena.</text:p>
      <text:p text:style-name="P259"><text:tab/>Aurre-baldintza: atazaren iraupena &lt; 14400 eta hasiera ordua 8:00:00 tatik 15:59:59 arte.<text:s/>Ordua = 8&lt;ordua&lt;15. Minutuak = 0&lt;minutuak&lt;59. Segunduak = 0&lt;segunduak&lt;59.</text:p>
      <text:p text:style-name="P260"><text:tab/>Irteera: atazaren bukaera ordua.</text:p>
      <text:p text:style-name="P261"><text:tab/>Post-baldintza: hasierako orduari atazaren iraupena gehituko zaio.</text:p>
      <text:p text:style-name="P262"/>
      <text:p text:style-name="P263"/>
      <text:list text:style-name="WWNum1" text:continue-numbering="true">
        <text:list-item>
          <text:list>
            <text:list-item>
              <text:p text:style-name="P264">Proba Kasuak<text:span text:style-name="Ref.denotaalpie"><text:note text:note-class="footnote" text:id="_ftn2"><text:note-citation>3</text:note-citation><text:note-body><text:p text:style-name="Footnote"><text:s text:c="2"/>Lerro kopuruak ez du zertan kasu kopuruekin bat egin behar</text:p></text:note-body></text:note></text:span></text:p>
            </text:list-item>
          </text:list>
        </text:list-item>
      </text:list>
      <text:p text:style-name="P265"/>
      <table:table table:style-name="Table266">
        <table:table-columns>
          <table:table-column table:style-name="TableColumn267"/>
          <table:table-column table:style-name="TableColumn268"/>
          <table:table-column table:style-name="TableColumn269"/>
        </table:table-columns>
        <table:table-row table:style-name="TableRow270">
          <table:table-cell table:style-name="TableCell271">
            <text:p text:style-name="P272">Sarrera1(hasiera ordua)</text:p>
          </table:table-cell>
          <table:table-cell table:style-name="TableCell273">
            <text:p text:style-name="P274">Sarrera2(Iraupena)</text:p>
          </table:table-cell>
          <table:table-cell table:style-name="TableCell275">
            <text:p text:style-name="P276">Irteera</text:p>
          </table:table-cell>
        </table:table-row>
        <table:table-row table:style-name="TableRow277">
          <table:table-cell table:style-name="TableCell278">
            <text:p text:style-name="Predeterminado">ordua 10 min 30 seg 30</text:p>
          </table:table-cell>
          <table:table-cell table:style-name="TableCell279">
            <text:p text:style-name="Predeterminado">30 segundo</text:p>
          </table:table-cell>
          <table:table-cell table:style-name="TableCell280">
            <text:p text:style-name="Predeterminado"><text:s/>ordua 10 min 31 seg 00, egunak 0</text:p>
          </table:table-cell>
        </table:table-row>
        <table:table-row table:style-name="TableRow281">
          <table:table-cell table:style-name="TableCell282">
            <text:p text:style-name="Predeterminado">ordua 10 min 30 seg 30</text:p>
          </table:table-cell>
          <table:table-cell table:style-name="TableCell283">
            <text:p text:style-name="Predeterminado">1800 segundo</text:p>
          </table:table-cell>
          <table:table-cell table:style-name="TableCell284">
            <text:p text:style-name="Predeterminado"><text:s/>ordua 11 min 00 seg 30, egunak 0</text:p>
          </table:table-cell>
        </table:table-row>
        <table:table-row table:style-name="TableRow285">
          <table:table-cell table:style-name="TableCell286">
            <text:p text:style-name="Predeterminado">ordua 10 min 40 seg 30</text:p>
          </table:table-cell>
          <table:table-cell table:style-name="TableCell287">
            <text:p text:style-name="Predeterminado">3606 segundo<text:span text:style-name="Ref.denotaalpie"><text:note text:note-class="footnote" text:id="_ftn3"><text:note-citation>4</text:note-citation><text:note-body><text:p text:style-name="Footnote"><text:s/>Oharra: 3606<text:s/>segundo: ordu 1, 0 minutu, 6 segundo</text:p></text:note-body></text:note></text:span></text:p>
          </table:table-cell>
          <table:table-cell table:style-name="TableCell288">
            <text:p text:style-name="Predeterminado"><text:s/>ordua 11 min 40 seg 36, egunak 0</text:p>
          </table:table-cell>
        </table:table-row>
        <table:table-row table:style-name="TableRow289">
          <table:table-cell table:style-name="TableCell290">
            <text:p text:style-name="Predeterminado">ordua15 min 50 seg 10</text:p>
          </table:table-cell>
          <table:table-cell table:style-name="TableCell291">
            <text:p text:style-name="Predeterminado">3600 segundo</text:p>
          </table:table-cell>
          <table:table-cell table:style-name="TableCell292">
            <text:p text:style-name="Predeterminado"><text:s/>ordua 8 <text:s/>min 50 seg 10, egunak 1</text:p>
          </table:table-cell>
        </table:table-row>
        <table:table-row table:style-name="TableRow293">
          <table:table-cell table:style-name="TableCell294">
            <text:p text:style-name="Predeterminado">ordua 15 min 50 seg 10</text:p>
          </table:table-cell>
          <table:table-cell table:style-name="TableCell295">
            <text:p text:style-name="Predeterminado">14400 segundo</text:p>
          </table:table-cell>
          <table:table-cell table:style-name="TableCell296">
            <text:p text:style-name="Predeterminado"><text:s/>ordua 11 min 50 seg 10, egunak 1</text:p>
          </table:table-cell>
        </table:table-row>
        <table:table-row table:style-name="TableRow297">
          <table:table-cell table:style-name="TableCell298">
            <text:p text:style-name="P299">...</text:p>
          </table:table-cell>
          <table:table-cell table:style-name="TableCell300">
            <text:p text:style-name="P301"/>
          </table:table-cell>
          <table:table-cell table:style-name="TableCell302">
            <text:p text:style-name="P303"/>
          </table:table-cell>
        </table:table-row>
        <table:table-row table:style-name="TableRow304">
          <table:table-cell table:style-name="TableCell305">
            <text:p text:style-name="P306"/>
          </table:table-cell>
          <table:table-cell table:style-name="TableCell307">
            <text:p text:style-name="P308"/>
          </table:table-cell>
          <table:table-cell table:style-name="TableCell309">
            <text:p text:style-name="P310"/>
          </table:table-cell>
        </table:table-row>
        <table:table-row table:style-name="TableRow311">
          <table:table-cell table:style-name="TableCell312">
            <text:p text:style-name="P313"/>
          </table:table-cell>
          <table:table-cell table:style-name="TableCell314">
            <text:p text:style-name="P315"/>
          </table:table-cell>
          <table:table-cell table:style-name="TableCell316">
            <text:p text:style-name="P317"/>
          </table:table-cell>
        </table:table-row>
        <table:table-row table:style-name="TableRow318">
          <table:table-cell table:style-name="TableCell319">
            <text:p text:style-name="P320"/>
          </table:table-cell>
          <table:table-cell table:style-name="TableCell321">
            <text:p text:style-name="P322"/>
          </table:table-cell>
          <table:table-cell table:style-name="TableCell323">
            <text:p text:style-name="P324"/>
          </table:table-cell>
        </table:table-row>
        <table:table-row table:style-name="TableRow325">
          <table:table-cell table:style-name="TableCell326">
            <text:p text:style-name="P327"/>
          </table:table-cell>
          <table:table-cell table:style-name="TableCell328">
            <text:p text:style-name="P329"/>
          </table:table-cell>
          <table:table-cell table:style-name="TableCell330">
            <text:p text:style-name="P331"/>
          </table:table-cell>
        </table:table-row>
      </table:table>
      <text:p text:style-name="P332"/>
      <text:p text:style-name="P333"/>
      <text:p text:style-name="P334"/>
      <text:p text:style-name="P335"/>
      <text:p text:style-name="P336"/>
      <text:p text:style-name="P337"/>
      <text:p text:style-name="P338"/>
      <text:soft-page-break/>
      <text:list text:style-name="WWNum1" text:continue-numbering="true">
        <text:list-item>
          <text:list>
            <text:list-item>
              <text:p text:style-name="P339">Algoritmoa</text:p>
            </text:list-item>
          </text:list>
        </text:list-item>
      </text:list>
      <text:list text:style-name="LFO10" text:continue-numbering="true">
        <text:list-item>
          <text:p text:style-name="P340">Ordua,<text:s/>minutuak, segunduak,<text:s/>eguna,<text:s/>iraupena: integer;</text:p>
        </text:list-item>
        <text:list-item>
          <text:p text:style-name="P341">Idatzi (“sartu atazaren hasierako ordua”);</text:p>
        </text:list-item>
        <text:list-item>
          <text:p text:style-name="P342">Irakurri(ordua);</text:p>
        </text:list-item>
        <text:list-item>
          <text:p text:style-name="P343">Irakurri(minutuak);</text:p>
        </text:list-item>
        <text:list-item>
          <text:p text:style-name="P344">Irakurri(segunduak);</text:p>
        </text:list-item>
        <text:list-item>
          <text:p text:style-name="P345">Idatzi(“sartu atazaren iraupena”);</text:p>
        </text:list-item>
        <text:list-item>
          <text:p text:style-name="P346">Irakurri(iraupena);</text:p>
        </text:list-item>
        <text:list-item>
          <text:p text:style-name="P347">Eguna<text:s/><text:span text:style-name="T348"></text:span>0;</text:p>
        </text:list-item>
        <text:list-item>
          <text:p text:style-name="P349">Ordua<text:s/><text:span text:style-name="T350"></text:span><text:s/>ordua + iraupena / 3600;</text:p>
        </text:list-item>
        <text:list-item>
          <text:p text:style-name="P351">Iraupena<text:s/><text:span text:style-name="T352"></text:span><text:s text:c="2"/>iraupena rem 3600;</text:p>
        </text:list-item>
        <text:list-item>
          <text:p text:style-name="P353">Minutuak<text:s/><text:span text:style-name="T354"></text:span>minutuak + iraupena / 60;</text:p>
        </text:list-item>
        <text:list-item>
          <text:p text:style-name="P355">Segunduak<text:s/><text:span text:style-name="T356"></text:span>segunduak + iraupena rem 60;</text:p>
        </text:list-item>
        <text:list-item>
          <text:p text:style-name="P357">Baldin(segunduak<text:s/>&gt;=60)</text:p>
        </text:list-item>
        <text:list-item>
          <text:p text:style-name="P358"><text:s/><text:tab/>Minutuak<text:s/><text:span text:style-name="T359"></text:span><text:s/>minutuak + segunduak / 60;</text:p>
        </text:list-item>
        <text:list-item>
          <text:p text:style-name="P360"><text:s/><text:tab/>Segunduak<text:s/><text:span text:style-name="T361"></text:span>segunduak rem 60;</text:p>
        </text:list-item>
        <text:list-item>
          <text:p text:style-name="P362">Amaitu_baldin;</text:p>
        </text:list-item>
        <text:list-item>
          <text:p text:style-name="P363">Baldin(minutuak &gt;=60)</text:p>
        </text:list-item>
        <text:list-item>
          <text:p text:style-name="P364"><text:s/><text:tab/>ordua<text:s/><text:span text:style-name="T365"></text:span><text:s/>ordua + minutuak / 60;</text:p>
        </text:list-item>
        <text:list-item>
          <text:p text:style-name="P366"><text:s/><text:tab/>minutuak<text:s/><text:span text:style-name="T367"></text:span>minutuak rem 60;</text:p>
        </text:list-item>
        <text:list-item>
          <text:p text:style-name="P368">Amaitu_baldin;</text:p>
        </text:list-item>
        <text:list-item>
          <text:p text:style-name="P369">Baldin<text:s/>(ordua &gt;= 16) orduan</text:p>
        </text:list-item>
        <text:list-item>
          <text:p text:style-name="P370"><text:s/><text:tab/>Ordua<text:s/><text:span text:style-name="T371"></text:span><text:s/>ordua - 8;</text:p>
        </text:list-item>
        <text:list-item>
          <text:p text:style-name="P372"><text:s/><text:tab/>Eguna<text:s/><text:span text:style-name="T373"></text:span>1;</text:p>
        </text:list-item>
        <text:list-item>
          <text:p text:style-name="P374">Amaitu_baldin;</text:p>
        </text:list-item>
        <text:list-item>
          <text:p text:style-name="P375">Idatzi (“ordua” ordua “min” minutuak “seg” segunduak “, egunak” eguna);</text:p>
        </text:list-item>
      </text:list>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list text:style-name="WWNum1" text:continue-numbering="true">
        <text:list-item>
          <text:list>
            <text:list-item>
              <text:p text:style-name="P376">Simulazioa</text:p>
            </text:list-item>
          </text:list>
        </text:list-item>
      </text:list>
      <text:p text:style-name="P377"/>
      <text:p text:style-name="P378"/>
      <table:table table:style-name="Table379">
        <table:table-columns>
          <table:table-column table:style-name="TableColumn380"/>
          <table:table-column table:style-name="TableColumn381"/>
          <table:table-column table:style-name="TableColumn382"/>
          <table:table-column table:style-name="TableColumn383"/>
        </table:table-columns>
        <table:table-row table:style-name="TableRow384">
          <table:table-cell table:style-name="TableCell385">
            <text:p text:style-name="P386">Sarrera1</text:p>
          </table:table-cell>
          <table:table-cell table:style-name="TableCell387">
            <text:p text:style-name="P388">Sarrera2</text:p>
          </table:table-cell>
          <table:table-cell table:style-name="TableCell389">
            <text:p text:style-name="P390">Algoritmoan lerro hauek aktibatzen dira</text:p>
          </table:table-cell>
          <table:table-cell table:style-name="TableCell391">
            <text:p text:style-name="P392">Irteera</text:p>
          </table:table-cell>
        </table:table-row>
        <table:table-row table:style-name="TableRow393">
          <table:table-cell table:style-name="TableCell394">
            <text:p text:style-name="Predeterminado">10:30:30</text:p>
          </table:table-cell>
          <table:table-cell table:style-name="TableCell395">
            <text:p text:style-name="Predeterminado">30 segundo</text:p>
          </table:table-cell>
          <table:table-cell table:style-name="TableCell396">
            <text:p text:style-name="Predeterminado">1 2 3 4 5 6 7 8 9 10 11 12 13 14 15 16 17 20 21 24 25</text:p>
          </table:table-cell>
          <table:table-cell table:style-name="TableCell397">
            <text:p text:style-name="Predeterminado"><text:s/>10:31:00, 0</text:p>
          </table:table-cell>
        </table:table-row>
      </table:table>
      <text:p text:style-name="P398"/>
      <table:table table:style-name="Table399">
        <table:table-columns>
          <table:table-column table:style-name="TableColumn400"/>
          <table:table-column table:style-name="TableColumn401"/>
          <table:table-column table:style-name="TableColumn402"/>
          <table:table-column table:style-name="TableColumn403"/>
          <table:table-column table:style-name="TableColumn404"/>
        </table:table-columns>
        <table:table-row table:style-name="TableRow405">
          <table:table-cell table:style-name="TableCell406">
            <text:p text:style-name="P407">Sarrera1</text:p>
          </table:table-cell>
          <table:table-cell table:style-name="TableCell408">
            <text:p text:style-name="P409">Sarrera2</text:p>
          </table:table-cell>
          <table:table-cell table:style-name="TableCell410">
            <text:p text:style-name="P411">Algoritmoan lerro hauek aktibatzen dira</text:p>
          </table:table-cell>
          <table:table-cell table:style-name="TableCell412">
            <text:p text:style-name="P413">Irteera</text:p>
          </table:table-cell>
          <table:table-cell table:style-name="TableCell414">
            <text:p text:style-name="P415">Eguna</text:p>
          </table:table-cell>
        </table:table-row>
        <table:table-row table:style-name="TableRow416">
          <table:table-cell table:style-name="TableCell417">
            <text:p text:style-name="Predeterminado">10:30:30</text:p>
          </table:table-cell>
          <table:table-cell table:style-name="TableCell418">
            <text:p text:style-name="Predeterminado">1800 segundo</text:p>
          </table:table-cell>
          <table:table-cell table:style-name="TableCell419">
            <text:p text:style-name="Predeterminado">1 2 3 4 5 6 7 8 9 10 11 12 13 16 17 18 19 20 21 24 25</text:p>
            <text:p text:style-name="Predeterminado"/>
            <text:p text:style-name="Predeterminado"/>
          </table:table-cell>
          <table:table-cell table:style-name="TableCell420">
            <text:p text:style-name="Predeterminado"><text:s/>11:00:30</text:p>
          </table:table-cell>
          <table:table-cell table:style-name="TableCell421">
            <text:p text:style-name="P422">0</text:p>
          </table:table-cell>
        </table:table-row>
        <table:table-row table:style-name="TableRow423">
          <table:table-cell table:style-name="TableCell424">
            <text:p text:style-name="Predeterminado">15:59:59</text:p>
          </table:table-cell>
          <table:table-cell table:style-name="TableCell425">
            <text:p text:style-name="Predeterminado">4600 segundo</text:p>
          </table:table-cell>
          <table:table-cell table:style-name="TableCell426">
            <text:p text:style-name="Predeterminado">1 2 3 4 5 6 7 8 9 10 11 12 13 14 15 16 17 18 19 20 21 22 2324 25</text:p>
            <text:p text:style-name="Predeterminado"/>
            <text:p text:style-name="Predeterminado"/>
          </table:table-cell>
          <table:table-cell table:style-name="TableCell427">
            <text:p text:style-name="Predeterminado"><text:s/>9:16:39</text:p>
          </table:table-cell>
          <table:table-cell table:style-name="TableCell428">
            <text:p text:style-name="P429">1</text:p>
          </table:table-cell>
        </table:table-row>
      </table:table>
      <text:p text:style-name="HTMLconformatoprevio"/>
      <text:p text:style-name="HTMLconformatoprevio"/>
      <text:soft-page-break/>
      <text:list text:style-name="WWNum1" text:continue-numbering="true">
        <text:list-item>
          <text:p text:style-name="P430">Ariketa</text:p>
        </text:list-item>
      </text:list>
      <text:p text:style-name="HTMLconformatoprevio"/>
      <text:p text:style-name="HTMLconformatoprevio"><text:span text:style-name="T431">Aurreko eguna kalkulatuz:</text:span><text:s/>Eskatu erabiltzaileari data bat eta egin programa bat erabiltzaileak sartutako dataren aurreko eguna kalkulatzeko. Hau da,<text:s/>erabiltzaileak sartuko du urte bat, hilabete bat, eta egun bat, eta gure programak egun bat kenduko dio data horri.</text:p>
      <text:p text:style-name="HTMLconformatoprevio"/>
      <text:p text:style-name="P432"><text:span text:style-name="T433">KONTUZ!!<text:s/></text:span>Hilabete guztiek ez dute egun kopuru bera, eta urte bat bisurtea da 4rekin zatigarria denean, eta ez bada 100ekin zatigarria, (salbuespena 400gaitik zatigarriak direnak, horiek bisurteak dira nahiz eta 100gatik zatigarriak izan).</text:p>
      <text:list text:style-name="WWNum4">
        <text:list-item text:start-value="1">
          <text:p text:style-name="P434">Espezifikazioa</text:p>
        </text:list-item>
      </text:list>
      <text:p text:style-name="P435">Enuntziatua anbiguoa al da?</text:p>
      <text:p text:style-name="P436">Bete</text:p>
      <text:p text:style-name="P437"><text:tab/>Sarrera:<text:s/>data bat.</text:p>
      <text:p text:style-name="P438"><text:tab/>Aurre-baldintza:<text:s/>urtea 0 baino handiagoa, hilabetea = 1&lt;hilabetea&lt;12, eguna&lt;31 eta data erreal bat izan behar du.</text:p>
      <text:p text:style-name="P439"><text:tab/>Irteera:<text:s/>data bat.</text:p>
      <text:p text:style-name="P440"><text:tab/>Post-baldintza:<text:s/>jarritako dataren aurreko eguna atera behar du.</text:p>
      <text:p text:style-name="P441"/>
      <text:p text:style-name="P442"/>
      <text:p text:style-name="P443"/>
      <text:p text:style-name="P444"/>
      <text:p text:style-name="P445"/>
      <text:p text:style-name="P446"/>
      <text:p text:style-name="P447"/>
      <text:list text:style-name="WWNum4" text:continue-numbering="true">
        <text:list-item>
          <text:p text:style-name="P448">Proba Kasuak (urte bisustu<text:s/>aukerarekin)</text:p>
        </text:list-item>
      </text:list>
      <text:p text:style-name="Predeterminado"/>
      <table:table table:style-name="Table449">
        <table:table-columns>
          <table:table-column table:style-name="TableColumn450"/>
          <table:table-column table:style-name="TableColumn451"/>
        </table:table-columns>
        <table:table-row table:style-name="TableRow452">
          <table:table-cell table:style-name="TableCell453">
            <text:p text:style-name="P454">Sarrera</text:p>
          </table:table-cell>
          <table:table-cell table:style-name="TableCell455">
            <text:p text:style-name="P456">Irteera</text:p>
          </table:table-cell>
        </table:table-row>
        <table:table-row table:style-name="TableRow457">
          <table:table-cell table:style-name="TableCell458">
            <text:p text:style-name="Predeterminado"><text:span text:style-name="T459">Eguna</text:span><text:s/>1<text:s/><text:span text:style-name="T460">hilabetea</text:span><text:s/>1<text:s/><text:span text:style-name="T461">urtea</text:span><text:s/>2006</text:p>
          </table:table-cell>
          <table:table-cell table:style-name="TableCell462">
            <text:p text:style-name="Predeterminado"><text:span text:style-name="T463">Eguna</text:span><text:s/>31<text:s/><text:span text:style-name="T464">hilabetea</text:span><text:s/>12<text:s/><text:span text:style-name="T465">urtea</text:span><text:s/>2005</text:p>
          </table:table-cell>
        </table:table-row>
        <table:table-row table:style-name="TableRow466">
          <table:table-cell table:style-name="TableCell467">
            <text:p text:style-name="Predeterminado"><text:span text:style-name="T468">Eguna</text:span><text:s/>1<text:s/><text:span text:style-name="T469">hilabetea</text:span><text:s/>3<text:s/><text:span text:style-name="T470">urtea</text:span><text:s/>2006</text:p>
          </table:table-cell>
          <table:table-cell table:style-name="TableCell471">
            <text:p text:style-name="Predeterminado"><text:span text:style-name="T472">Eguna</text:span><text:s/>28<text:s/><text:span text:style-name="T473">hilabetea</text:span><text:s/>2<text:s/><text:span text:style-name="T474">urtea</text:span><text:s/>2006</text:p>
          </table:table-cell>
        </table:table-row>
        <table:table-row table:style-name="TableRow475">
          <table:table-cell table:style-name="TableCell476">
            <text:p text:style-name="Predeterminado"><text:span text:style-name="T477">Eguna</text:span><text:s/>1<text:s/><text:span text:style-name="T478">hilabetea</text:span><text:s/>3<text:s/><text:span text:style-name="T479">urtea</text:span><text:s/>2000</text:p>
          </table:table-cell>
          <table:table-cell table:style-name="TableCell480">
            <text:p text:style-name="Predeterminado"><text:span text:style-name="T481">Eguna</text:span><text:s/>29<text:s/><text:span text:style-name="T482">hilabetea</text:span><text:s/>2<text:s/><text:span text:style-name="T483">urtea</text:span><text:s/>2000</text:p>
          </table:table-cell>
        </table:table-row>
        <table:table-row table:style-name="TableRow484">
          <table:table-cell table:style-name="TableCell485">
            <text:p text:style-name="Predeterminado"><text:span text:style-name="T486">Eguna</text:span><text:s/>1<text:s/><text:span text:style-name="T487">hilabetea</text:span><text:s/>5<text:s/><text:span text:style-name="T488">urtea</text:span><text:s/>2006</text:p>
          </table:table-cell>
          <table:table-cell table:style-name="TableCell489">
            <text:p text:style-name="Predeterminado"><text:span text:style-name="T490">Eguna</text:span><text:s/>30<text:s/><text:span text:style-name="T491">hilabetea</text:span><text:s/>4<text:s/><text:span text:style-name="T492">urtea</text:span><text:s/>2006</text:p>
          </table:table-cell>
        </table:table-row>
        <table:table-row table:style-name="TableRow493">
          <table:table-cell table:style-name="TableCell494">
            <text:p text:style-name="Predeterminado"><text:span text:style-name="T495">Eguna</text:span><text:s/>27<text:s/><text:span text:style-name="T496">hilabetea</text:span><text:s/>5<text:s/><text:span text:style-name="T497">urtea</text:span><text:s/>2005</text:p>
          </table:table-cell>
          <table:table-cell table:style-name="TableCell498">
            <text:p text:style-name="TableContents"><text:span text:style-name="T499">Eguna</text:span><text:s/>26<text:s/><text:span text:style-name="T500">hilabetea</text:span><text:s/>5<text:s/><text:span text:style-name="T501">urtea</text:span><text:s/>2005</text:p>
          </table:table-cell>
        </table:table-row>
        <table:table-row table:style-name="TableRow502">
          <table:table-cell table:style-name="TableCell503">
            <text:p text:style-name="Predeterminado"><text:span text:style-name="T504">Eguna</text:span><text:s/>11<text:s/><text:span text:style-name="T505">hilabetea</text:span><text:s/>5<text:s/><text:span text:style-name="T506">urtea</text:span><text:s/>2005</text:p>
          </table:table-cell>
          <table:table-cell table:style-name="TableCell507">
            <text:p text:style-name="TableContents"><text:span text:style-name="T508">Eguna</text:span><text:s/>10<text:s/><text:span text:style-name="T509">hilabetea</text:span><text:s/>5<text:s/><text:span text:style-name="T510">urtea</text:span><text:s/>2005</text:p>
          </table:table-cell>
        </table:table-row>
        <table:table-row table:style-name="TableRow511">
          <table:table-cell table:style-name="TableCell512">
            <text:p text:style-name="P513"/>
          </table:table-cell>
          <table:table-cell table:style-name="TableCell514">
            <text:p text:style-name="P515"/>
          </table:table-cell>
        </table:table-row>
      </table:table>
      <text:p text:style-name="Predeterminado"/>
      <text:p text:style-name="Predeterminado"/>
      <text:p text:style-name="Predeterminado"/>
      <text:p text:style-name="Predeterminado"/>
      <text:p text:style-name="Predeterminado"/>
      <text:p text:style-name="Predeterminado"/>
      <text:p text:style-name="Predeterminado"/>
      <text:p text:style-name="Predeterminado"/>
      <text:soft-page-break/>
      <text:list text:style-name="WWNum4" text:continue-numbering="true">
        <text:list-item>
          <text:p text:style-name="P516">Algoritmoa</text:p>
        </text:list-item>
      </text:list>
      <text:p text:style-name="Predeterminado">1.<text:tab/>urtea, hilabetea, eguna: integer;</text:p>
      <text:p text:style-name="Predeterminado">2.<text:tab/>idatzi(“sartu data bat”);</text:p>
      <text:p text:style-name="Predeterminado">3.<text:tab/>Irakurri(urtea);</text:p>
      <text:p text:style-name="Predeterminado">4.<text:tab/>Irakurri(hilabetea);</text:p>
      <text:p text:style-name="Predeterminado">5.<text:tab/>Irakurri(eguna);</text:p>
      <text:p text:style-name="Predeterminado">6.<text:tab/>Baldin (eguna = 1) orduan</text:p>
      <text:p text:style-name="Predeterminado">7. <text:s text:c="8"/><text:tab/>Baldin (hilabetea = 3)<text:s/>orduan</text:p>
      <text:p text:style-name="Predeterminado">8.<text:tab/><text:tab/><text:tab/>Baldin<text:s/>((urtea<text:s/>rem 4 = 0 &amp;&amp; urtea rem 100 /= 0) || urtea rem 400)<text:s/>orduan</text:p>
      <text:p text:style-name="Predeterminado">9<text:tab/><text:tab/><text:tab/><text:tab/>eguna<text:s/><text:span text:style-name="T517"></text:span>29;</text:p>
      <text:p text:style-name="Predeterminado">10<text:tab/><text:tab/><text:tab/><text:tab/>Hilabetea<text:s/><text:span text:style-name="T518"></text:span><text:s/>2;</text:p>
      <text:p text:style-name="Predeterminado">11<text:tab/><text:tab/><text:tab/>Bestela</text:p>
      <text:p text:style-name="Predeterminado">12<text:tab/><text:tab/><text:tab/><text:tab/>Eguna<text:span text:style-name="T519"></text:span>28;</text:p>
      <text:p text:style-name="Predeterminado">13<text:tab/><text:tab/><text:tab/><text:tab/>Hilabetea<text:span text:style-name="T520"></text:span>2;</text:p>
      <text:p text:style-name="Predeterminado">14<text:tab/><text:tab/><text:tab/>Amaitu_baldin;</text:p>
      <text:p text:style-name="Predeterminado">15<text:tab/><text:tab/>amaitu_baldin;</text:p>
      <text:p text:style-name="P521">16<text:tab/><text:tab/>Baldin (hilabetea = 5 ||<text:s/>hilabetea = 7 ||<text:s/><text:s text:c="3"/>hilabetea = 10 ||<text:s/>hilabetea = 12 ) orduan</text:p>
      <text:p text:style-name="P522">17<text:tab/><text:tab/><text:tab/>Eguna<text:span text:style-name="T523"></text:span>30;</text:p>
      <text:p text:style-name="P524">18<text:tab/><text:tab/><text:tab/>Hilabetea<text:span text:style-name="T525"></text:span>hilabetea - 1;</text:p>
      <text:p text:style-name="P526">19<text:tab/><text:tab/>Amaitu_baldin;</text:p>
      <text:p text:style-name="P527">20<text:tab/><text:tab/>Baldin (<text:span text:style-name="T528">hilabetea = 1 || hilabetea = 2 || hilabetea = 4 || hilabetea = 6 || hilabetea = 8 || hilabetea = 9 || hilabetea = 11</text:span>) orduan</text:p>
      <text:p text:style-name="P529">21<text:tab/><text:tab/><text:tab/>Eguna<text:s/><text:span text:style-name="T530"></text:span>31;</text:p>
      <text:p text:style-name="P531">22<text:tab/><text:tab/><text:tab/>Hilabetea<text:span text:style-name="T532"></text:span>hilabetea – 1;</text:p>
      <text:p text:style-name="P533">23<text:tab/><text:tab/><text:tab/>Baldin (hilabetea = 0) orduan</text:p>
      <text:p text:style-name="P534">24<text:tab/><text:tab/><text:tab/><text:tab/>Hilabetea<text:span text:style-name="T535"></text:span>12;</text:p>
      <text:p text:style-name="P536">25<text:tab/><text:tab/><text:tab/><text:tab/>Urtea<text:span text:style-name="T537"></text:span>urtea – 1;</text:p>
      <text:p text:style-name="P538">26<text:tab/><text:tab/>Amaitu_baldin;</text:p>
      <text:p text:style-name="P539">27<text:tab/>Bestela</text:p>
      <text:p text:style-name="P540">28<text:tab/><text:tab/>Eguna<text:span text:style-name="T541"></text:span>eguna – 1;</text:p>
      <text:p text:style-name="P542">29<text:tab/>Amitu_baldin;</text:p>
      <text:p text:style-name="P543">30<text:tab/>Idatzi (“<text:span text:style-name="T544">Eguna”</text:span><text:s/>eguna “<text:span text:style-name="T545">hilabetea”</text:span><text:s/>hilabetea “<text:span text:style-name="T546">urtea”</text:span><text:s/>urtea);</text:p>
      <text:p text:style-name="Predeterminado"><text:tab/></text:p>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p text:style-name="Predeterminado"/>
      <text:soft-page-break/>
      <text:list text:style-name="WWNum4" text:continue-numbering="true">
        <text:list-item>
          <text:p text:style-name="P547">Simulazioa (aurreko taulak bezala)</text:p>
        </text:list-item>
      </text:list>
      <table:table table:style-name="Table548">
        <table:table-columns>
          <table:table-column table:style-name="TableColumn549"/>
          <table:table-column table:style-name="TableColumn550"/>
          <table:table-column table:style-name="TableColumn551"/>
        </table:table-columns>
        <table:table-row table:style-name="TableRow552">
          <table:table-cell table:style-name="TableCell553">
            <text:p text:style-name="P554">Sarrera1</text:p>
          </table:table-cell>
          <table:table-cell table:style-name="TableCell555">
            <text:p text:style-name="P556">Algoritmoan hurrengo lerroak aktibatzen dira</text:p>
          </table:table-cell>
          <table:table-cell table:style-name="TableCell557">
            <text:p text:style-name="P558">Irteera</text:p>
          </table:table-cell>
        </table:table-row>
        <table:table-row table:style-name="TableRow559">
          <table:table-cell table:style-name="TableCell560">
            <text:p text:style-name="Estilo1"><text:span text:style-name="T561">Eguna</text:span><text:s/>1<text:s/><text:span text:style-name="T562">hilabetea</text:span><text:s/>1<text:s/><text:span text:style-name="T563">urtea</text:span><text:s/>2006</text:p>
          </table:table-cell>
          <table:table-cell table:style-name="TableCell564">
            <text:p text:style-name="P565">1 2 3 4 5 6 7 15 16 19 20 21 22 23 24 25 26 29 30</text:p>
          </table:table-cell>
          <table:table-cell table:style-name="TableCell566">
            <text:p text:style-name="TableContents"><text:span text:style-name="T567">Eguna</text:span><text:s/>31<text:s/><text:span text:style-name="T568">hilabetea</text:span><text:s/>12<text:s/><text:span text:style-name="T569">urtea</text:span><text:s/>2005</text:p>
          </table:table-cell>
        </table:table-row>
        <table:table-row table:style-name="TableRow570">
          <table:table-cell table:style-name="TableCell571">
            <text:p text:style-name="P572">Sarrera1</text:p>
          </table:table-cell>
          <table:table-cell table:style-name="TableCell573">
            <text:p text:style-name="P574">Algoritmoan hurrengo lerroak aktibatzen dira</text:p>
          </table:table-cell>
          <table:table-cell table:style-name="TableCell575">
            <text:p text:style-name="P576">Irteera</text:p>
          </table:table-cell>
        </table:table-row>
        <table:table-row table:style-name="TableRow577">
          <table:table-cell table:style-name="TableCell578">
            <text:p text:style-name="Estilo1"><text:span text:style-name="T579">Eguna</text:span><text:s/>1<text:s/><text:span text:style-name="T580">hilabetea</text:span><text:s/>3<text:s/><text:span text:style-name="T581">urtea</text:span><text:s/>2000</text:p>
          </table:table-cell>
          <table:table-cell table:style-name="TableCell582">
            <text:p text:style-name="P583">1 2 3 4 5 6 7<text:s/>8 9 10 14 15 16 19 20 26 29 30</text:p>
          </table:table-cell>
          <table:table-cell table:style-name="TableCell584">
            <text:p text:style-name="TableContents"><text:span text:style-name="T585">Eguna</text:span><text:s/>29<text:s/><text:span text:style-name="T586">hilabetea</text:span><text:s/>2<text:s/><text:span text:style-name="T587">urtea</text:span><text:s/>2000</text:p>
          </table:table-cell>
        </table:table-row>
      </table:table>
      <text:p text:style-name="Predeterminado"/>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wiss" style:font-pitch="variable"/>
    <style:font-face style:name="Bookman, 'Bookman Old Style'" svg:font-family="Bookman, 'Bookman Old Style'" style:font-family-generic="roman" style:font-pitch="variable"/>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u"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Predeterminado"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Predeterminado">
      <style:paragraph-properties fo:margin-bottom="0.0833in" fo:line-height="120%"/>
      <style:text-properties fo:hyphenate="false"/>
    </style:style>
    <style:style style:name="Lista" style:display-name="Lista" style:family="paragraph" style:parent-style-name="Textbody">
      <style:text-properties style:font-name-complex="FreeSan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Predeterminado">
      <style:paragraph-properties text:number-lines="false"/>
      <style:text-properties style:font-name-complex="FreeSans" fo:hyphenate="false"/>
    </style:style>
    <style:style style:name="Predeterminado" style:display-name="Predeterminado" style:family="paragraph">
      <style:paragraph-properties fo:widows="2" fo:orphans="2">
        <style:tab-stops>
          <style:tab-stop style:type="left" style:position="0.4923in"/>
        </style:tab-stops>
      </style:paragraph-properties>
      <style:text-properties style:font-name="Times New Roman" style:font-name-asian="Times New Roman" style:font-name-complex="Times New Roman" fo:color="#00000A" style:language-asian="es" style:country-asian="ES" style:language-complex="ar" style:country-complex="SA" fo:hyphenate="false"/>
    </style:style>
    <style:style style:name="Etiqueta" style:display-name="Etiqueta" style:family="paragraph" style:parent-style-name="Predeterminado">
      <style:paragraph-properties text:number-lines="false" fo:margin-top="0.0833in" fo:margin-bottom="0.0833in"/>
      <style:text-properties fo:font-style="italic" style:font-style-asian="italic" style:font-style-complex="italic" fo:hyphenate="false"/>
    </style:style>
    <style:style style:name="Estilo1" style:display-name="Estilo1" style:family="paragraph" style:parent-style-name="Predeterminado">
      <style:text-properties fo:hyphenate="false"/>
    </style:style>
    <style:style style:name="Textbodyindent" style:display-name="Text body indent" style:family="paragraph" style:parent-style-name="Predeterminado">
      <style:paragraph-properties fo:margin-bottom="0.0833in" fo:margin-left="0.1965in">
        <style:tab-stops>
          <style:tab-stop style:type="left" style:position="0.2958in"/>
        </style:tab-stops>
      </style:paragraph-properties>
      <style:text-properties fo:hyphenate="false"/>
    </style:style>
    <style:style style:name="HTMLconformatoprevio" style:display-name="HTML con formato previo" style:family="paragraph" style:parent-style-name="Predeterminado">
      <style:text-properties fo:hyphenate="false"/>
    </style:style>
    <style:style style:name="NormalWeb" style:display-name="Normal (Web)" style:family="paragraph" style:parent-style-name="Predeterminado">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Footnote" style:display-name="Footnote" style:family="paragraph" style:parent-style-name="Standard">
      <style:text-properties fo:hyphenate="false"/>
    </style:style>
    <style:style style:name="introtema" style:display-name="introtema" style:family="paragraph" style:parent-style-name="Standard">
      <style:paragraph-properties fo:border="0.0138in solid #000000" fo:padding-top="0.0833in" fo:padding-left="0.0555in" fo:padding-bottom="0.0833in" fo:padding-right="0.0555in" style:shadow="none" fo:margin-left="0.9847in" fo:margin-right="0.9847in" fo:text-indent="0.2756in" fo:background-color="#E6E6E6">
        <style:tab-stops/>
      </style:paragraph-properties>
      <style:text-properties style:font-name="Bookman, 'Bookman Old Style'" style:font-name-asian="Bookman, 'Bookman Old Style'" style:font-name-complex="Bookman, 'Bookman Old Style'"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Ref.denotaalpie" style:display-name="Ref. de nota al pie" style:family="text" style:parent-style-name="Fuentedepárrafopredeter.">
      <style:text-properties style:text-position="super 66.6%"/>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3" style:display-name="WWNum3">
      <text:list-level-style-number text:leve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4" style:display-name="WWNum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style:style style:name="WW_CharLFO10LVL4"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7">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15">
      <text:list-level-style-number text:level="1" style:num-suffix="." style:num-format="1" text:start-value="7">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style:page-layout style:name="PL0">
      <style:page-layout-properties fo:page-width="8.268in" fo:page-height="11.693in" style:print-orientation="portrait" fo:margin-top="0.984in" fo:margin-left="0.6895in" fo:margin-bottom="0.5in" fo:margin-right="0.6881in" style:num-format="1" style:writing-mode="lr-tb">
        <style:footnote-sep style:width="0.007in" style:rel-width="33%" style:color="#000000" style:line-style="solid" style:adjustment="left"/>
      </style:page-layout-properties>
      <style:header-style>
        <style:header-footer-properties style:dynamic-spacing="true" fo:min-height="0.9791in"/>
      </style:header-style>
      <style:footer-style>
        <style:header-footer-properties style:dynamic-spacing="true" fo:min-height="0.484in"/>
      </style:footer-style>
    </style:page-layout>
    <style:style style:name="T2" style:parent-style-name="Fuentedepárrafopredeter." style:family="text">
      <style:text-properties fo:language="es" fo:country="ES" style:language-asian="es" style:country-asian="ES" style:language-complex="ar" style:country-complex="SA"/>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Encabezado"><text:span text:style-name="T2"><draw:frame draw:z-index="251659264" draw:style-name="a0" draw:name="Imagen1" text:anchor-type="paragraph" svg:x="0.16614in" svg:y="0.03189in" svg:width="0.88622in" svg:height="0.63622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1</dc:title>
    <meta:initial-creator>Hector</meta:initial-creator>
    <dc:creator>lucia del rio lizaso</dc:creator>
    <meta:creation-date>2023-09-22T09:07:00Z</meta:creation-date>
    <dc:date>2023-09-22T10:02:00Z</dc:date>
    <meta:print-date>2023-09-22T10:00:00Z</meta:print-date>
    <meta:template xlink:href="Normal" xlink:type="simple"/>
    <meta:editing-cycles>3</meta:editing-cycles>
    <meta:editing-duration>PT3300S</meta:editing-duration>
    <meta:document-statistic meta:page-count="13" meta:paragraph-count="18" meta:word-count="1433" meta:character-count="9302" meta:row-count="65" meta:non-whitespace-character-count="7887"/>
  </office:meta>
</office:document-meta>
</file>